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-Roman" svg:font-family="Times-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382f" officeooo:paragraph-rsid="000c382f"/>
    </style:style>
    <style:style style:name="P2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0c382f" officeooo:paragraph-rsid="000c382f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officeooo:rsid="000d4c7b" officeooo:paragraph-rsid="000d4c7b"/>
    </style:style>
    <style:style style:name="P4" style:family="paragraph" style:parent-style-name="Standard">
      <style:text-properties officeooo:rsid="000eb4cf" officeooo:paragraph-rsid="000eb4cf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eb4cf" officeooo:paragraph-rsid="000eb4cf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77ca6" officeooo:paragraph-rsid="00177ca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c6472" officeooo:paragraph-rsid="001c647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cd2fe" officeooo:paragraph-rsid="001cd2fe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c14ba" officeooo:paragraph-rsid="002c14ba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4c6f23" officeooo:paragraph-rsid="004c6f23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79bdfd" officeooo:paragraph-rsid="007e367e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officeooo:rsid="0016ea16" officeooo:paragraph-rsid="0016ea16"/>
    </style:style>
    <style:style style:name="P13" style:family="paragraph" style:parent-style-name="Standard">
      <style:text-properties style:text-underline-style="solid" style:text-underline-width="auto" style:text-underline-color="font-color" officeooo:rsid="00235c03" officeooo:paragraph-rsid="00235c03"/>
    </style:style>
    <style:style style:name="P14" style:family="paragraph" style:parent-style-name="Standard">
      <style:text-properties style:text-underline-style="solid" style:text-underline-width="auto" style:text-underline-color="font-color" officeooo:rsid="0033087c" officeooo:paragraph-rsid="0033087c"/>
    </style:style>
    <style:style style:name="P15" style:family="paragraph" style:parent-style-name="Standard">
      <style:text-properties style:text-underline-style="solid" style:text-underline-width="auto" style:text-underline-color="font-color" officeooo:rsid="00319aed" officeooo:paragraph-rsid="00319aed"/>
    </style:style>
    <style:style style:name="P16" style:family="paragraph" style:parent-style-name="Standard">
      <style:text-properties style:text-underline-style="solid" style:text-underline-width="auto" style:text-underline-color="font-color" officeooo:rsid="003bc304" officeooo:paragraph-rsid="003bc304"/>
    </style:style>
    <style:style style:name="P17" style:family="paragraph" style:parent-style-name="Standard">
      <style:text-properties style:text-underline-style="solid" style:text-underline-width="auto" style:text-underline-color="font-color" officeooo:rsid="003bc304" officeooo:paragraph-rsid="003dc1f4"/>
    </style:style>
    <style:style style:name="P18" style:family="paragraph" style:parent-style-name="Standard">
      <style:text-properties style:text-underline-style="solid" style:text-underline-width="auto" style:text-underline-color="font-color" officeooo:rsid="003f246e" officeooo:paragraph-rsid="003f246e"/>
    </style:style>
    <style:style style:name="P19" style:family="paragraph" style:parent-style-name="Standard">
      <style:text-properties style:text-underline-style="solid" style:text-underline-width="auto" style:text-underline-color="font-color" officeooo:rsid="0040f94d" officeooo:paragraph-rsid="0040f94d"/>
    </style:style>
    <style:style style:name="P20" style:family="paragraph" style:parent-style-name="Standard">
      <style:text-properties style:text-underline-style="solid" style:text-underline-width="auto" style:text-underline-color="font-color" officeooo:rsid="0071f6aa" officeooo:paragraph-rsid="0071f6aa" fo:background-color="transparent"/>
    </style:style>
    <style:style style:name="P21" style:family="paragraph" style:parent-style-name="Standard">
      <style:text-properties style:text-underline-style="solid" style:text-underline-width="auto" style:text-underline-color="font-color" officeooo:rsid="0076b0bb" officeooo:paragraph-rsid="0076b0bb"/>
    </style:style>
    <style:style style:name="P22" style:family="paragraph" style:parent-style-name="Standard">
      <style:text-properties style:text-underline-style="solid" style:text-underline-width="auto" style:text-underline-color="font-color" officeooo:rsid="00787bc1" officeooo:paragraph-rsid="00787bc1"/>
    </style:style>
    <style:style style:name="P23" style:family="paragraph" style:parent-style-name="Standard">
      <style:text-properties style:text-underline-style="solid" style:text-underline-width="auto" style:text-underline-color="font-color" officeooo:rsid="007901a4" officeooo:paragraph-rsid="007901a4"/>
    </style:style>
    <style:style style:name="P24" style:family="paragraph" style:parent-style-name="Standard">
      <style:text-properties style:text-underline-style="solid" style:text-underline-width="auto" style:text-underline-color="font-color" officeooo:rsid="008007a0" officeooo:paragraph-rsid="008007a0"/>
    </style:style>
    <style:style style:name="P25" style:family="paragraph" style:parent-style-name="Standard">
      <style:text-properties officeooo:rsid="000ec40b" officeooo:paragraph-rsid="000ec40b"/>
    </style:style>
    <style:style style:name="P26" style:family="paragraph" style:parent-style-name="Standard">
      <style:text-properties officeooo:rsid="000fa41a" officeooo:paragraph-rsid="000fa41a"/>
    </style:style>
    <style:style style:name="P27" style:family="paragraph" style:parent-style-name="Standard">
      <style:text-properties officeooo:rsid="0010c600" officeooo:paragraph-rsid="0010c600"/>
    </style:style>
    <style:style style:name="P28" style:family="paragraph" style:parent-style-name="Standard">
      <style:text-properties officeooo:rsid="00120e09" officeooo:paragraph-rsid="00120e09"/>
    </style:style>
    <style:style style:name="P29" style:family="paragraph" style:parent-style-name="Standard">
      <style:text-properties officeooo:rsid="0012b5ab" officeooo:paragraph-rsid="0012b5ab"/>
    </style:style>
    <style:style style:name="P30" style:family="paragraph" style:parent-style-name="Standard">
      <style:text-properties officeooo:rsid="0012b5ab" officeooo:paragraph-rsid="001a4e33"/>
    </style:style>
    <style:style style:name="P31" style:family="paragraph" style:parent-style-name="Standard">
      <style:text-properties officeooo:rsid="00146d36" officeooo:paragraph-rsid="00146d36"/>
    </style:style>
    <style:style style:name="P32" style:family="paragraph" style:parent-style-name="Standard">
      <style:text-properties officeooo:rsid="0015b534" officeooo:paragraph-rsid="0015b534"/>
    </style:style>
    <style:style style:name="P33" style:family="paragraph" style:parent-style-name="Standard">
      <style:text-properties officeooo:rsid="0016ea16" officeooo:paragraph-rsid="0016ea16"/>
    </style:style>
    <style:style style:name="P34" style:family="paragraph" style:parent-style-name="Standard">
      <style:text-properties officeooo:rsid="00177ca6" officeooo:paragraph-rsid="00177ca6"/>
    </style:style>
    <style:style style:name="P35" style:family="paragraph" style:parent-style-name="Standard">
      <style:text-properties officeooo:rsid="00179b79" officeooo:paragraph-rsid="00179b79"/>
    </style:style>
    <style:style style:name="P36" style:family="paragraph" style:parent-style-name="Standard">
      <style:text-properties officeooo:rsid="0017c1d7" officeooo:paragraph-rsid="0017c1d7"/>
    </style:style>
    <style:style style:name="P37" style:family="paragraph" style:parent-style-name="Standard">
      <style:text-properties officeooo:rsid="0019264f" officeooo:paragraph-rsid="0019264f"/>
    </style:style>
    <style:style style:name="P38" style:family="paragraph" style:parent-style-name="Standard">
      <style:text-properties officeooo:rsid="001a4e33" officeooo:paragraph-rsid="001a4e33"/>
    </style:style>
    <style:style style:name="P39" style:family="paragraph" style:parent-style-name="Standard">
      <style:text-properties officeooo:rsid="001b8284" officeooo:paragraph-rsid="001b8284"/>
    </style:style>
    <style:style style:name="P40" style:family="paragraph" style:parent-style-name="Standard">
      <style:text-properties officeooo:rsid="001bdeb8" officeooo:paragraph-rsid="001bdeb8"/>
    </style:style>
    <style:style style:name="P41" style:family="paragraph" style:parent-style-name="Standard">
      <style:text-properties officeooo:rsid="001be275" officeooo:paragraph-rsid="001be275"/>
    </style:style>
    <style:style style:name="P42" style:family="paragraph" style:parent-style-name="Standard">
      <style:text-properties officeooo:rsid="001c3520" officeooo:paragraph-rsid="001c3520"/>
    </style:style>
    <style:style style:name="P43" style:family="paragraph" style:parent-style-name="Standard">
      <style:text-properties officeooo:rsid="001c6472" officeooo:paragraph-rsid="001c6472"/>
    </style:style>
    <style:style style:name="P44" style:family="paragraph" style:parent-style-name="Standard">
      <style:text-properties officeooo:rsid="001cd2fe" officeooo:paragraph-rsid="001cd2fe"/>
    </style:style>
    <style:style style:name="P45" style:family="paragraph" style:parent-style-name="Standard">
      <style:text-properties style:text-underline-style="none" fo:font-weight="normal" officeooo:rsid="001d44ad" officeooo:paragraph-rsid="001d44ad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2c14ba" officeooo:paragraph-rsid="002c14ba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2d173e" officeooo:paragraph-rsid="002d173e" style:font-weight-asian="normal" style:font-weight-complex="normal"/>
    </style:style>
    <style:style style:name="P48" style:family="paragraph" style:parent-style-name="Standard">
      <style:text-properties style:text-underline-style="none" officeooo:rsid="003f246e" officeooo:paragraph-rsid="003f246e"/>
    </style:style>
    <style:style style:name="P49" style:family="paragraph" style:parent-style-name="Standard">
      <style:text-properties officeooo:rsid="001d44ad" officeooo:paragraph-rsid="001d44ad"/>
    </style:style>
    <style:style style:name="P50" style:family="paragraph" style:parent-style-name="Standard">
      <style:text-properties officeooo:rsid="001f0ec5" officeooo:paragraph-rsid="001f0ec5"/>
    </style:style>
    <style:style style:name="P51" style:family="paragraph" style:parent-style-name="Standard">
      <style:text-properties officeooo:rsid="0021981b" officeooo:paragraph-rsid="0021981b"/>
    </style:style>
    <style:style style:name="P52" style:family="paragraph" style:parent-style-name="Standard">
      <style:text-properties officeooo:rsid="00235c03" officeooo:paragraph-rsid="00235c03"/>
    </style:style>
    <style:style style:name="P53" style:family="paragraph" style:parent-style-name="Standard">
      <style:text-properties officeooo:rsid="002683b3" officeooo:paragraph-rsid="002683b3"/>
    </style:style>
    <style:style style:name="P54" style:family="paragraph" style:parent-style-name="Standard">
      <style:text-properties fo:font-size="14pt" style:text-underline-style="solid" style:text-underline-width="auto" style:text-underline-color="font-color" fo:font-weight="bold" officeooo:rsid="002683b3" officeooo:paragraph-rsid="002683b3" style:font-size-asian="14pt" style:font-weight-asian="bold" style:font-size-complex="14pt" style:font-weight-complex="bold"/>
    </style:style>
    <style:style style:name="P55" style:family="paragraph" style:parent-style-name="Standard">
      <style:text-properties officeooo:rsid="0027a177" officeooo:paragraph-rsid="0027a177"/>
    </style:style>
    <style:style style:name="P56" style:family="paragraph" style:parent-style-name="Standard">
      <style:text-properties officeooo:rsid="0029c309" officeooo:paragraph-rsid="0029c309"/>
    </style:style>
    <style:style style:name="P57" style:family="paragraph" style:parent-style-name="Standard">
      <style:text-properties officeooo:rsid="002b288f" officeooo:paragraph-rsid="002b288f"/>
    </style:style>
    <style:style style:name="P58" style:family="paragraph" style:parent-style-name="Standard">
      <style:text-properties officeooo:rsid="002c14ba" officeooo:paragraph-rsid="002c14ba"/>
    </style:style>
    <style:style style:name="P59" style:family="paragraph" style:parent-style-name="Standard">
      <style:text-properties officeooo:rsid="002dc835" officeooo:paragraph-rsid="002dc835"/>
    </style:style>
    <style:style style:name="P60" style:family="paragraph" style:parent-style-name="Standard">
      <style:text-properties officeooo:rsid="002efbf0" officeooo:paragraph-rsid="002efbf0"/>
    </style:style>
    <style:style style:name="P61" style:family="paragraph" style:parent-style-name="Standard">
      <style:text-properties officeooo:rsid="00308cf4" officeooo:paragraph-rsid="00308cf4"/>
    </style:style>
    <style:style style:name="P62" style:family="paragraph" style:parent-style-name="Standard">
      <style:text-properties officeooo:rsid="00319aed" officeooo:paragraph-rsid="00319aed"/>
    </style:style>
    <style:style style:name="P63" style:family="paragraph" style:parent-style-name="Standard">
      <style:text-properties officeooo:rsid="0033087c" officeooo:paragraph-rsid="0033087c"/>
    </style:style>
    <style:style style:name="P64" style:family="paragraph" style:parent-style-name="Standard">
      <style:text-properties officeooo:rsid="0034ff5a" officeooo:paragraph-rsid="0034ff5a"/>
    </style:style>
    <style:style style:name="P65" style:family="paragraph" style:parent-style-name="Standard">
      <style:text-properties officeooo:rsid="00363df4" officeooo:paragraph-rsid="00363df4"/>
    </style:style>
    <style:style style:name="P66" style:family="paragraph" style:parent-style-name="Standard">
      <style:text-properties officeooo:rsid="003829ec" officeooo:paragraph-rsid="003829ec"/>
    </style:style>
    <style:style style:name="P67" style:family="paragraph" style:parent-style-name="Standard">
      <style:text-properties officeooo:rsid="0055dfc9" officeooo:paragraph-rsid="0055dfc9" fo:background-color="transparent"/>
    </style:style>
    <style:style style:name="P68" style:family="paragraph" style:parent-style-name="Standard">
      <style:text-properties officeooo:rsid="004c7480" officeooo:paragraph-rsid="004c7480" fo:background-color="transparent"/>
    </style:style>
    <style:style style:name="P69" style:family="paragraph" style:parent-style-name="Standard">
      <style:text-properties officeooo:rsid="00569ed5" officeooo:paragraph-rsid="00569ed5" fo:background-color="transparent"/>
    </style:style>
    <style:style style:name="P70" style:family="paragraph" style:parent-style-name="Standard">
      <style:text-properties officeooo:rsid="0058392f" officeooo:paragraph-rsid="0058392f" fo:background-color="transparent"/>
    </style:style>
    <style:style style:name="P71" style:family="paragraph" style:parent-style-name="Standard">
      <style:text-properties officeooo:rsid="00595c1a" officeooo:paragraph-rsid="00595c1a" fo:background-color="transparent"/>
    </style:style>
    <style:style style:name="P72" style:family="paragraph" style:parent-style-name="Standard">
      <style:text-properties officeooo:rsid="005a3a6f" officeooo:paragraph-rsid="005a3a6f" fo:background-color="transparent"/>
    </style:style>
    <style:style style:name="P73" style:family="paragraph" style:parent-style-name="Standard">
      <style:text-properties officeooo:rsid="005b81f9" officeooo:paragraph-rsid="005b81f9" fo:background-color="transparent"/>
    </style:style>
    <style:style style:name="P74" style:family="paragraph" style:parent-style-name="Standard">
      <style:text-properties officeooo:rsid="005d56b1" officeooo:paragraph-rsid="005d56b1" fo:background-color="transparent"/>
    </style:style>
    <style:style style:name="P75" style:family="paragraph" style:parent-style-name="Standard">
      <style:text-properties officeooo:rsid="005e0472" officeooo:paragraph-rsid="005e0472" fo:background-color="transparent"/>
    </style:style>
    <style:style style:name="P76" style:family="paragraph" style:parent-style-name="Standard">
      <style:text-properties officeooo:rsid="005fdc71" officeooo:paragraph-rsid="005fdc71" fo:background-color="transparent"/>
    </style:style>
    <style:style style:name="P77" style:family="paragraph" style:parent-style-name="Standard">
      <style:text-properties officeooo:rsid="0060e782" officeooo:paragraph-rsid="0060e782" fo:background-color="transparent"/>
    </style:style>
    <style:style style:name="P78" style:family="paragraph" style:parent-style-name="Standard">
      <style:text-properties officeooo:rsid="00623598" officeooo:paragraph-rsid="00623598" fo:background-color="transparent"/>
    </style:style>
    <style:style style:name="P79" style:family="paragraph" style:parent-style-name="Standard">
      <style:text-properties officeooo:rsid="006605fa" officeooo:paragraph-rsid="006605fa" fo:background-color="transparent"/>
    </style:style>
    <style:style style:name="P80" style:family="paragraph" style:parent-style-name="Standard">
      <style:text-properties officeooo:rsid="00668642" officeooo:paragraph-rsid="00668642" fo:background-color="transparent"/>
    </style:style>
    <style:style style:name="P81" style:family="paragraph" style:parent-style-name="Standard">
      <style:text-properties officeooo:rsid="00698eb3" officeooo:paragraph-rsid="00698eb3" fo:background-color="transparent"/>
    </style:style>
    <style:style style:name="P82" style:family="paragraph" style:parent-style-name="Standard">
      <style:text-properties officeooo:rsid="006a90b6" officeooo:paragraph-rsid="006a90b6" fo:background-color="transparent"/>
    </style:style>
    <style:style style:name="P83" style:family="paragraph" style:parent-style-name="Standard">
      <style:text-properties officeooo:rsid="006aaeb6" officeooo:paragraph-rsid="006aaeb6" fo:background-color="transparent"/>
    </style:style>
    <style:style style:name="P84" style:family="paragraph" style:parent-style-name="Standard">
      <style:text-properties officeooo:rsid="006bbf70" officeooo:paragraph-rsid="006bbf70" fo:background-color="transparent"/>
    </style:style>
    <style:style style:name="P85" style:family="paragraph" style:parent-style-name="Standard">
      <style:text-properties officeooo:rsid="006c49a4" officeooo:paragraph-rsid="006c49a4" fo:background-color="transparent"/>
    </style:style>
    <style:style style:name="P86" style:family="paragraph" style:parent-style-name="Standard">
      <style:text-properties officeooo:rsid="006d275e" officeooo:paragraph-rsid="006d275e" fo:background-color="transparent"/>
    </style:style>
    <style:style style:name="P87" style:family="paragraph" style:parent-style-name="Standard">
      <style:text-properties officeooo:rsid="006e9078" officeooo:paragraph-rsid="006e9078" fo:background-color="transparent"/>
    </style:style>
    <style:style style:name="P88" style:family="paragraph" style:parent-style-name="Standard">
      <style:text-properties officeooo:rsid="006faf2e" officeooo:paragraph-rsid="006faf2e" fo:background-color="transparent"/>
    </style:style>
    <style:style style:name="P89" style:family="paragraph" style:parent-style-name="Standard">
      <style:text-properties officeooo:rsid="006ffbe8" officeooo:paragraph-rsid="006ffbe8" fo:background-color="transparent"/>
    </style:style>
    <style:style style:name="P90" style:family="paragraph" style:parent-style-name="Standard">
      <style:text-properties officeooo:rsid="0071f6aa" officeooo:paragraph-rsid="0071f6aa" fo:background-color="transparent"/>
    </style:style>
    <style:style style:name="P91" style:family="paragraph" style:parent-style-name="Standard">
      <style:text-properties officeooo:rsid="0071f6aa" officeooo:paragraph-rsid="006ffbe8" fo:background-color="transparent"/>
    </style:style>
    <style:style style:name="P92" style:family="paragraph" style:parent-style-name="Standard">
      <style:text-properties officeooo:rsid="0073aaf8" officeooo:paragraph-rsid="0073aaf8" fo:background-color="transparent"/>
    </style:style>
    <style:style style:name="P93" style:family="paragraph" style:parent-style-name="Standard">
      <style:text-properties officeooo:rsid="00754563" officeooo:paragraph-rsid="00754563" fo:background-color="transparent"/>
    </style:style>
    <style:style style:name="P94" style:family="paragraph" style:parent-style-name="Standard">
      <style:text-properties officeooo:rsid="00756ea3" officeooo:paragraph-rsid="00756ea3" fo:background-color="transparent"/>
    </style:style>
    <style:style style:name="P95" style:family="paragraph" style:parent-style-name="Standard">
      <style:text-properties officeooo:rsid="003829ec" officeooo:paragraph-rsid="003829ec" fo:background-color="#ffff00"/>
    </style:style>
    <style:style style:name="P96" style:family="paragraph" style:parent-style-name="Standard">
      <style:text-properties officeooo:rsid="004930ab" officeooo:paragraph-rsid="004930ab" fo:background-color="#ffff00"/>
    </style:style>
    <style:style style:name="P97" style:family="paragraph" style:parent-style-name="Standard">
      <style:text-properties officeooo:rsid="00394795" officeooo:paragraph-rsid="00394795"/>
    </style:style>
    <style:style style:name="P98" style:family="paragraph" style:parent-style-name="Standard">
      <style:text-properties officeooo:rsid="003a67d7" officeooo:paragraph-rsid="003a67d7"/>
    </style:style>
    <style:style style:name="P99" style:family="paragraph" style:parent-style-name="Standard">
      <style:text-properties officeooo:rsid="003dc1f4" officeooo:paragraph-rsid="003dc1f4"/>
    </style:style>
    <style:style style:name="P100" style:family="paragraph" style:parent-style-name="Standard">
      <style:text-properties officeooo:rsid="0040f94d" officeooo:paragraph-rsid="0040f94d"/>
    </style:style>
    <style:style style:name="P101" style:family="paragraph" style:parent-style-name="Standard">
      <style:text-properties officeooo:rsid="00417199" officeooo:paragraph-rsid="00417199"/>
    </style:style>
    <style:style style:name="P102" style:family="paragraph" style:parent-style-name="Standard">
      <style:text-properties officeooo:rsid="0041e45a" officeooo:paragraph-rsid="0041e45a"/>
    </style:style>
    <style:style style:name="P103" style:family="paragraph" style:parent-style-name="Standard">
      <style:text-properties officeooo:rsid="0043c32f" officeooo:paragraph-rsid="0043c32f"/>
    </style:style>
    <style:style style:name="P104" style:family="paragraph" style:parent-style-name="Standard">
      <style:text-properties officeooo:rsid="00442b89" officeooo:paragraph-rsid="00442b89"/>
    </style:style>
    <style:style style:name="P105" style:family="paragraph" style:parent-style-name="Standard">
      <style:text-properties officeooo:rsid="00457778" officeooo:paragraph-rsid="00457778"/>
    </style:style>
    <style:style style:name="P106" style:family="paragraph" style:parent-style-name="Standard">
      <style:text-properties officeooo:rsid="00457a4c" officeooo:paragraph-rsid="00457a4c"/>
    </style:style>
    <style:style style:name="P107" style:family="paragraph" style:parent-style-name="Standard">
      <style:text-properties officeooo:rsid="004935de" officeooo:paragraph-rsid="004935de"/>
    </style:style>
    <style:style style:name="P108" style:family="paragraph" style:parent-style-name="Standard">
      <style:text-properties officeooo:rsid="0049ffb1" officeooo:paragraph-rsid="0049ffb1"/>
    </style:style>
    <style:style style:name="P109" style:family="paragraph" style:parent-style-name="Standard">
      <style:text-properties officeooo:rsid="004a9932" officeooo:paragraph-rsid="004a9932"/>
    </style:style>
    <style:style style:name="P110" style:family="paragraph" style:parent-style-name="Standard">
      <style:text-properties officeooo:rsid="004b2c70" officeooo:paragraph-rsid="004b2c70"/>
    </style:style>
    <style:style style:name="P111" style:family="paragraph" style:parent-style-name="Standard">
      <style:text-properties officeooo:rsid="004c6f23" officeooo:paragraph-rsid="004c6f23"/>
    </style:style>
    <style:style style:name="P112" style:family="paragraph" style:parent-style-name="Standard">
      <style:text-properties officeooo:rsid="004c6f23" officeooo:paragraph-rsid="004c7480"/>
    </style:style>
    <style:style style:name="P113" style:family="paragraph" style:parent-style-name="Standard">
      <style:text-properties officeooo:rsid="004c6f23" officeooo:paragraph-rsid="004eb1cc"/>
    </style:style>
    <style:style style:name="P114" style:family="paragraph" style:parent-style-name="Standard">
      <style:text-properties officeooo:rsid="004c7480" officeooo:paragraph-rsid="004c7480"/>
    </style:style>
    <style:style style:name="P115" style:family="paragraph" style:parent-style-name="Standard">
      <style:text-properties officeooo:rsid="004c7480" officeooo:paragraph-rsid="004dd45c"/>
    </style:style>
    <style:style style:name="P116" style:family="paragraph" style:parent-style-name="Standard">
      <style:text-properties officeooo:rsid="004c7480" officeooo:paragraph-rsid="004eb1cc"/>
    </style:style>
    <style:style style:name="P117" style:family="paragraph" style:parent-style-name="Standard">
      <style:text-properties officeooo:rsid="004eb1cc" officeooo:paragraph-rsid="004eb1cc"/>
    </style:style>
    <style:style style:name="P118" style:family="paragraph" style:parent-style-name="Standard">
      <style:text-properties officeooo:rsid="005273f5" officeooo:paragraph-rsid="005273f5"/>
    </style:style>
    <style:style style:name="P119" style:family="paragraph" style:parent-style-name="Standard">
      <style:text-properties officeooo:rsid="005d56b1" officeooo:paragraph-rsid="005d56b1" fo:background-color="#ffff66"/>
    </style:style>
    <style:style style:name="P120" style:family="paragraph" style:parent-style-name="Standard">
      <style:text-properties officeooo:rsid="00698eb3" officeooo:paragraph-rsid="00698eb3" fo:background-color="#ffff66"/>
    </style:style>
    <style:style style:name="P121" style:family="paragraph" style:parent-style-name="Standard">
      <style:text-properties fo:font-size="16pt" fo:font-weight="bold" officeooo:rsid="005e0472" officeooo:paragraph-rsid="005e0472" fo:background-color="transparent" style:font-size-asian="16pt" style:font-weight-asian="bold" style:font-size-complex="16pt" style:font-weight-complex="bold"/>
    </style:style>
    <style:style style:name="P122" style:family="paragraph" style:parent-style-name="Standard">
      <style:text-properties officeooo:rsid="00766581" officeooo:paragraph-rsid="00766581"/>
    </style:style>
    <style:style style:name="P123" style:family="paragraph" style:parent-style-name="Standard">
      <style:text-properties officeooo:rsid="0076b0bb" officeooo:paragraph-rsid="0076b0bb"/>
    </style:style>
    <style:style style:name="P124" style:family="paragraph" style:parent-style-name="Standard">
      <style:text-properties officeooo:rsid="00787bc1" officeooo:paragraph-rsid="00787bc1"/>
    </style:style>
    <style:style style:name="P125" style:family="paragraph" style:parent-style-name="Standard">
      <style:text-properties officeooo:rsid="007901a4" officeooo:paragraph-rsid="007901a4"/>
    </style:style>
    <style:style style:name="P126" style:family="paragraph" style:parent-style-name="Standard">
      <style:text-properties officeooo:rsid="0079bdfd" officeooo:paragraph-rsid="0079bdfd"/>
    </style:style>
    <style:style style:name="P127" style:family="paragraph" style:parent-style-name="Standard">
      <style:text-properties officeooo:rsid="007b169f" officeooo:paragraph-rsid="007b169f"/>
    </style:style>
    <style:style style:name="P128" style:family="paragraph" style:parent-style-name="Standard">
      <style:text-properties officeooo:rsid="007c9227" officeooo:paragraph-rsid="007c9227"/>
    </style:style>
    <style:style style:name="P129" style:family="paragraph" style:parent-style-name="Standard">
      <style:text-properties officeooo:rsid="007d7e65" officeooo:paragraph-rsid="007d7e65"/>
    </style:style>
    <style:style style:name="P130" style:family="paragraph" style:parent-style-name="Standard">
      <style:text-properties officeooo:rsid="007e367e" officeooo:paragraph-rsid="007e367e"/>
    </style:style>
    <style:style style:name="P131" style:family="paragraph" style:parent-style-name="Standard">
      <style:text-properties officeooo:rsid="008007a0" officeooo:paragraph-rsid="008007a0"/>
    </style:style>
    <style:style style:name="P132" style:family="paragraph" style:parent-style-name="Standard">
      <style:text-properties officeooo:rsid="0082e5d2" officeooo:paragraph-rsid="0082e5d2"/>
    </style:style>
    <style:style style:name="P133" style:family="paragraph" style:parent-style-name="Standard">
      <style:paragraph-properties fo:margin-left="0.4925in" fo:margin-right="0in" fo:text-indent="0in" style:auto-text-indent="false"/>
      <style:text-properties officeooo:rsid="000fa41a" officeooo:paragraph-rsid="000fa41a"/>
    </style:style>
    <style:style style:name="P134" style:family="paragraph" style:parent-style-name="Standard">
      <style:paragraph-properties fo:margin-left="0.4925in" fo:margin-right="0in" fo:text-indent="0in" style:auto-text-indent="false"/>
      <style:text-properties officeooo:rsid="001a4e33" officeooo:paragraph-rsid="001a4e33"/>
    </style:style>
    <style:style style:name="P135" style:family="paragraph" style:parent-style-name="Standard">
      <style:paragraph-properties fo:margin-left="0.4925in" fo:margin-right="0in" fo:text-indent="0in" style:auto-text-indent="false"/>
      <style:text-properties officeooo:rsid="004c7480" officeooo:paragraph-rsid="004dd45c"/>
    </style:style>
    <style:style style:name="P136" style:family="paragraph" style:parent-style-name="Standard">
      <style:paragraph-properties fo:margin-left="0.4925in" fo:margin-right="0in" fo:text-indent="0in" style:auto-text-indent="false"/>
      <style:text-properties officeooo:rsid="004c7480" officeooo:paragraph-rsid="004eb1cc"/>
    </style:style>
    <style:style style:name="P137" style:family="paragraph" style:parent-style-name="Standard">
      <style:paragraph-properties fo:margin-left="0.4925in" fo:margin-right="0in" fo:text-indent="0in" style:auto-text-indent="false"/>
      <style:text-properties officeooo:rsid="004eb1cc" officeooo:paragraph-rsid="004eb1cc"/>
    </style:style>
    <style:style style:name="P138" style:family="paragraph" style:parent-style-name="Standard">
      <style:paragraph-properties fo:break-before="page"/>
      <style:text-properties officeooo:rsid="001c3520" officeooo:paragraph-rsid="001c3520"/>
    </style:style>
    <style:style style:name="P139" style:family="paragraph" style:parent-style-name="Standard">
      <style:paragraph-properties fo:break-before="page"/>
      <style:text-properties officeooo:rsid="00394795" officeooo:paragraph-rsid="00394795"/>
    </style:style>
    <style:style style:name="P140" style:family="paragraph" style:parent-style-name="Text_20_body">
      <style:text-properties officeooo:rsid="002c14ba" officeooo:paragraph-rsid="002c14ba"/>
    </style:style>
    <style:style style:name="P141" style:family="paragraph" style:parent-style-name="Standard">
      <style:paragraph-properties fo:background-color="transparent">
        <style:background-image/>
      </style:paragraph-properties>
      <style:text-properties officeooo:rsid="0033087c" officeooo:paragraph-rsid="0033087c"/>
    </style:style>
    <style:style style:name="P142" style:family="paragraph" style:parent-style-name="Standard">
      <style:paragraph-properties fo:margin-left="0in" fo:margin-right="0in" fo:text-indent="0in" style:auto-text-indent="false"/>
      <style:text-properties officeooo:rsid="004c7480" officeooo:paragraph-rsid="004dd45c"/>
    </style:style>
    <style:style style:name="P143" style:family="paragraph" style:parent-style-name="Standard">
      <style:paragraph-properties fo:margin-left="0in" fo:margin-right="0in" fo:text-indent="0in" style:auto-text-indent="false"/>
      <style:text-properties officeooo:rsid="004c7480" officeooo:paragraph-rsid="004eb1cc"/>
    </style:style>
    <style:style style:name="P144" style:family="paragraph" style:parent-style-name="Standard">
      <style:paragraph-properties fo:margin-left="0in" fo:margin-right="0in" fo:text-indent="0in" style:auto-text-indent="false"/>
      <style:text-properties officeooo:rsid="004eb1cc" officeooo:paragraph-rsid="004eb1cc"/>
    </style:style>
    <style:style style:name="P145" style:family="paragraph" style:parent-style-name="Standard">
      <style:paragraph-properties fo:margin-left="0in" fo:margin-right="0in" fo:text-indent="0in" style:auto-text-indent="false"/>
      <style:text-properties officeooo:rsid="004fbfc4" officeooo:paragraph-rsid="004fbfc4"/>
    </style:style>
    <style:style style:name="P146" style:family="paragraph" style:parent-style-name="Standard">
      <style:paragraph-properties fo:margin-left="0in" fo:margin-right="0in" fo:text-indent="0in" style:auto-text-indent="false"/>
      <style:text-properties officeooo:rsid="00515c82" officeooo:paragraph-rsid="00515c82"/>
    </style:style>
    <style:style style:name="P147" style:family="paragraph" style:parent-style-name="Standard">
      <style:paragraph-properties fo:margin-left="0in" fo:margin-right="0in" fo:text-indent="0in" style:auto-text-indent="false"/>
      <style:text-properties officeooo:rsid="0051e067" officeooo:paragraph-rsid="0051e067"/>
    </style:style>
    <style:style style:name="P148" style:family="paragraph" style:parent-style-name="Standard">
      <style:paragraph-properties fo:margin-left="0in" fo:margin-right="0in" fo:text-indent="0in" style:auto-text-indent="false"/>
      <style:text-properties officeooo:rsid="0051e067" officeooo:paragraph-rsid="0051e067" fo:background-color="#ffff00"/>
    </style:style>
    <style:style style:name="P149" style:family="paragraph" style:parent-style-name="Standard">
      <style:paragraph-properties fo:margin-left="0in" fo:margin-right="0in" fo:text-indent="0in" style:auto-text-indent="false"/>
      <style:text-properties officeooo:rsid="00515c82" officeooo:paragraph-rsid="00515c82" fo:background-color="#ffff00"/>
    </style:style>
    <style:style style:name="P150" style:family="paragraph" style:parent-style-name="Standard">
      <style:paragraph-properties fo:margin-left="0in" fo:margin-right="0in" fo:text-indent="0in" style:auto-text-indent="false"/>
      <style:text-properties officeooo:rsid="00520849" officeooo:paragraph-rsid="00520849" fo:background-color="#ffff00"/>
    </style:style>
    <style:style style:name="P151" style:family="paragraph" style:parent-style-name="Standard">
      <style:paragraph-properties fo:margin-left="0in" fo:margin-right="0in" fo:text-indent="0in" style:auto-text-indent="false"/>
      <style:text-properties officeooo:rsid="00520849" officeooo:paragraph-rsid="00520849"/>
    </style:style>
    <style:style style:name="P152" style:family="paragraph" style:parent-style-name="Standard">
      <style:paragraph-properties fo:margin-left="1.4772in" fo:margin-right="0in" fo:text-indent="0in" style:auto-text-indent="false"/>
      <style:text-properties officeooo:rsid="0071f6aa" officeooo:paragraph-rsid="0071f6aa" fo:background-color="transparent"/>
    </style:style>
    <style:style style:name="P153" style:family="paragraph" style:parent-style-name="Standard" style:list-style-name="L1">
      <style:text-properties officeooo:rsid="005fdc71" officeooo:paragraph-rsid="005fdc71" fo:background-color="transparent"/>
    </style:style>
    <style:style style:name="P154" style:family="paragraph" style:parent-style-name="Standard" style:list-style-name="L2">
      <style:text-properties officeooo:rsid="00623598" officeooo:paragraph-rsid="00623598" fo:background-color="transparent"/>
    </style:style>
    <style:style style:name="P155" style:family="paragraph" style:parent-style-name="Standard">
      <style:text-properties fo:color="#236baa" style:font-name="Times-Roman" fo:font-size="15pt" officeooo:rsid="007b169f" officeooo:paragraph-rsid="007b169f" style:font-size-asian="15pt"/>
    </style:style>
    <style:style style:name="P156" style:family="paragraph" style:parent-style-name="Standard">
      <style:text-properties fo:font-weight="normal" officeooo:rsid="0079bdfd" officeooo:paragraph-rsid="0079bdfd" style:font-weight-asian="normal" style:font-weight-complex="normal"/>
    </style:style>
    <style:style style:name="P157" style:family="paragraph" style:parent-style-name="Standard" style:list-style-name="L3">
      <style:text-properties fo:font-weight="normal" officeooo:rsid="0079bdfd" officeooo:paragraph-rsid="0079bdfd" style:font-weight-asian="normal" style:font-weight-complex="normal"/>
    </style:style>
    <style:style style:name="P158" style:family="paragraph" style:parent-style-name="Standard">
      <style:text-properties fo:font-weight="normal" officeooo:rsid="007c9227" officeooo:paragraph-rsid="007c9227" style:font-weight-asian="normal" style:font-weight-complex="normal"/>
    </style:style>
    <style:style style:name="P159" style:family="paragraph" style:parent-style-name="Standard">
      <style:text-properties fo:font-weight="normal" officeooo:rsid="007c9227" officeooo:paragraph-rsid="007e367e" style:font-weight-asian="normal" style:font-weight-complex="normal"/>
    </style:style>
    <style:style style:name="P160" style:family="paragraph" style:parent-style-name="Standard">
      <style:text-properties fo:font-weight="normal" officeooo:rsid="007d7e65" officeooo:paragraph-rsid="007d7e65" style:font-weight-asian="normal" style:font-weight-complex="normal"/>
    </style:style>
    <style:style style:name="P161" style:family="paragraph" style:parent-style-name="Standard">
      <style:text-properties fo:font-weight="normal" officeooo:rsid="007e367e" officeooo:paragraph-rsid="007e367e" style:font-weight-asian="normal" style:font-weight-complex="normal"/>
    </style:style>
    <style:style style:name="P162" style:family="paragraph" style:parent-style-name="Standard" style:list-style-name="L4">
      <style:text-properties fo:font-weight="normal" officeooo:rsid="008007a0" officeooo:paragraph-rsid="008007a0" style:font-weight-asian="normal" style:font-weight-complex="normal"/>
    </style:style>
    <style:style style:name="P163" style:family="paragraph" style:parent-style-name="Standard">
      <style:text-properties fo:font-weight="normal" officeooo:rsid="008007a0" officeooo:paragraph-rsid="008007a0" style:font-weight-asian="normal" style:font-weight-complex="normal"/>
    </style:style>
    <style:style style:name="P164" style:family="paragraph" style:parent-style-name="Standard">
      <style:text-properties fo:font-weight="normal" officeooo:rsid="0081b938" officeooo:paragraph-rsid="0081b938" style:font-weight-asian="normal" style:font-weight-complex="normal"/>
    </style:style>
    <style:style style:name="P165" style:family="paragraph" style:parent-style-name="Standard">
      <style:text-properties fo:font-weight="normal" officeooo:rsid="0082e5d2" officeooo:paragraph-rsid="0082e5d2" style:font-weight-asian="normal" style:font-weight-complex="normal"/>
    </style:style>
    <style:style style:name="P166" style:family="paragraph" style:parent-style-name="Standard">
      <style:text-properties fo:font-weight="normal" officeooo:rsid="00833f7f" officeooo:paragraph-rsid="00833f7f" style:font-weight-asian="normal" style:font-weight-complex="normal"/>
    </style:style>
    <style:style style:name="P167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0c382f" officeooo:paragraph-rsid="000c382f" style:font-size-asian="15pt" style:font-style-asian="normal" style:font-weight-asian="bold" style:font-size-complex="15pt" style:font-style-complex="normal" style:font-weight-complex="bold"/>
    </style:style>
    <style:style style:name="P168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85d001" officeooo:paragraph-rsid="0085d001" style:font-size-asian="15pt" style:font-style-asian="normal" style:font-weight-asian="bold" style:font-size-complex="15pt" style:font-style-complex="normal" style:font-weight-complex="bold"/>
    </style:style>
    <style:style style:name="P169" style:family="paragraph" style:parent-style-name="Heading_20_3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1" style:family="text">
      <style:text-properties officeooo:rsid="000eb4cf"/>
    </style:style>
    <style:style style:name="T2" style:family="text">
      <style:text-properties officeooo:rsid="001bdeb8"/>
    </style:style>
    <style:style style:name="T3" style:family="text">
      <style:text-properties officeooo:rsid="001c3520"/>
    </style:style>
    <style:style style:name="T4" style:family="text">
      <style:text-properties officeooo:rsid="00204862"/>
    </style:style>
    <style:style style:name="T5" style:family="text">
      <style:text-properties officeooo:rsid="0024d01e"/>
    </style:style>
    <style:style style:name="T6" style:family="text">
      <style:text-properties officeooo:rsid="00285e85"/>
    </style:style>
    <style:style style:name="T7" style:family="text">
      <style:text-properties officeooo:rsid="002c14ba"/>
    </style:style>
    <style:style style:name="T8" style:family="text">
      <style:text-properties fo:color="#ff6600" officeooo:rsid="00349187"/>
    </style:style>
    <style:style style:name="T9" style:family="text">
      <style:text-properties officeooo:rsid="0034d454"/>
    </style:style>
    <style:style style:name="T10" style:family="text">
      <style:text-properties officeooo:rsid="003dc1f4"/>
    </style:style>
    <style:style style:name="T11" style:family="text">
      <style:text-properties officeooo:rsid="0048b41e"/>
    </style:style>
    <style:style style:name="T12" style:family="text">
      <style:text-properties officeooo:rsid="004b979e"/>
    </style:style>
    <style:style style:name="T13" style:family="text">
      <style:text-properties officeooo:rsid="004c7480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4dd45c"/>
    </style:style>
    <style:style style:name="T16" style:family="text">
      <style:text-properties officeooo:rsid="004eb1cc"/>
    </style:style>
    <style:style style:name="T17" style:family="text">
      <style:text-properties officeooo:rsid="004fbfc4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543971" fo:background-color="#ffff00" loext:char-shading-value="0"/>
    </style:style>
    <style:style style:name="T20" style:family="text">
      <style:text-properties officeooo:rsid="00543971"/>
    </style:style>
    <style:style style:name="T21" style:family="text">
      <style:text-properties fo:background-color="#ffff66" loext:char-shading-value="0"/>
    </style:style>
    <style:style style:name="T22" style:family="text">
      <style:text-properties officeooo:rsid="0060bb3e"/>
    </style:style>
    <style:style style:name="T23" style:family="text">
      <style:text-properties officeooo:rsid="00641b60"/>
    </style:style>
    <style:style style:name="T24" style:family="text">
      <style:text-properties officeooo:rsid="006605fa"/>
    </style:style>
    <style:style style:name="T25" style:family="text">
      <style:text-properties officeooo:rsid="00787bc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7b169f" style:font-weight-asian="normal" style:font-weight-complex="normal"/>
    </style:style>
    <style:style style:name="T29" style:family="text">
      <style:text-properties fo:font-weight="normal" fo:background-color="#ffff99" loext:char-shading-value="0" style:font-weight-asian="normal" style:font-weight-complex="normal"/>
    </style:style>
    <style:style style:name="T30" style:family="text">
      <style:text-properties officeooo:rsid="007b169f"/>
    </style:style>
    <style:style style:name="T31" style:family="text">
      <style:text-properties officeooo:rsid="008500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MANA 3</text:p>
      <text:p text:style-name="P2"/>
      <text:p text:style-name="P168">https://skylabcoders.slack.com/files/juanma/F1S2SFCDD/How_to_publish_on_gitHub</text:p>
      <text:p text:style-name="P2"/>
      <text:p text:style-name="P1"/>
      <text:p text:style-name="P25"><text:a xlink:type="simple" xlink:href="https://github.com/juanmaguitar/javascript-notes/tree/master/markdown-en/11-browser-environment/BOM">https://github.com/juanmaguitar/javascript-notes/tree/master/markdown-en/11-browser-environment/BOM</text:a></text:p>
      <text:p text:style-name="P25"/>
      <text:p text:style-name="P5">iframes</text:p>
      <text:p text:style-name="P3">iframes =&gt; podemos poner páginas web dentro de otra página. Ejemplo <text:s/>de “eldiario.es” y “infolibre.es”.</text:p>
      <text:p text:style-name="P3"/>
      <text:p text:style-name="P3"/>
      <text:p text:style-name="P3">&lt;iframe src=... <text:s text:c="4"/><text:span text:style-name="T1">frameborder</text:span></text:p>
      <text:p text:style-name="P3">&lt;iframe src=... <text:s text:c="4"/><text:span text:style-name="T1">frameborder</text:span></text:p>
      <text:p text:style-name="P3"/>
      <text:p text:style-name="P4">si ponemos en el navegador</text:p>
      <text:p text:style-name="P4">windorx frames [número] podemos ver el objeto y sus propiedaes del iframe</text:p>
      <text:p text:style-name="P4"/>
      <text:p text:style-name="P4"/>
      <text:p text:style-name="P5">windows screen</text:p>
      <text:p text:style-name="P4">Nos da información de la pantalla</text:p>
      <text:p text:style-name="P25">var win = window.open devuelve un objeto que lo guarda en la variable win y le podemos aplicar el método close() para cerrar.</text:p>
      <text:p text:style-name="P25"/>
      <text:p text:style-name="P26">Window al ser un objeto global no hace falta especificar “window”. Si omitimos window ya entiende que hace referencia a windows. Por ejemplo, podemos hacer</text:p>
      <text:p text:style-name="P26"/>
      <text:p text:style-name="P133">window.alert(“hola”)</text:p>
      <text:p text:style-name="P133">o bien</text:p>
      <text:p text:style-name="P133">alert(“hola”)</text:p>
      <text:p text:style-name="P27">Si una variable la definimos sin la palabra “var” quiere decir que la variable será global. </text:p>
      <text:p text:style-name="P27">Por ejemplo, si hacemos</text:p>
      <text:p text:style-name="P27">function sum(a,b,c) {</text:p>
      <text:p text:style-name="P27"><text:tab/>sum=a+b+c</text:p>
      <text:p text:style-name="P27"><text:tab/>return sum;</text:p>
      <text:p text:style-name="P27">}</text:p>
      <text:p text:style-name="P27"/>
      <text:p text:style-name="P27">sum(2,3,4) = 9</text:p>
      <text:p text:style-name="P27"/>
      <text:p text:style-name="P27">Si ponemos windows.sum retornará 9, y ya la tendremos en el windows.</text:p>
      <text:p text:style-name="P27"/>
      <text:p text:style-name="P28">SetTimeOut ponemos un tiempo de espera para que se ejecute la función</text:p>
      <text:p text:style-name="P28">setInterval pondos un intervalo de tiempo para que se se ejetute repetidamente. Tenemos que guardar en una variable el setInterval para que podamos parar la función. Para parar utilizamos clear</text:p>
      <text:p text:style-name="P28"/>
      <text:p text:style-name="P28"/>
      <text:p text:style-name="P28">windows.document represetna el documento que tenemos cargado en la página.</text:p>
      <text:p text:style-name="P28"/>
      <text:p text:style-name="P29">DOM</text:p>
      <text:p text:style-name="P29"><text:soft-page-break/><text:a xlink:type="simple" xlink:href="https://github.com/juanmaguitar/javascript-notes/tree/master/markdown-en/11-browser-environment/DOM">https://github.com/juanmaguitar/javascript-notes/tree/master/markdown-en/11-browser-environment/DOM</text:a></text:p>
      <text:p text:style-name="P29"/>
      <text:p text:style-name="P29"/>
      <text:p text:style-name="P29"/>
      <text:p text:style-name="P29">Jquery</text:p>
      <text:p text:style-name="P29">Lo primero que tenemos que hacer es cargar la libreria Jquery</text:p>
      <text:p text:style-name="P29"/>
      <text:p text:style-name="P29">Ponemos solamente en sublime “Jquery” + tab y se carga el “script”.</text:p>
      <text:p text:style-name="P29"/>
      <text:p text:style-name="P29"/>
      <text:p text:style-name="P31">section&gt;(p.block$)*4 =&gt; te lo hace x 4 veces utilizando el paréntesis.</text:p>
      <text:p text:style-name="P31"/>
      <text:p text:style-name="P32">Cuando cargamos una página con Jquery tenemos una fución constructora que crea un objeto basado en las funciones que le hago (que tiene un alias que és el $.)</text:p>
      <text:p text:style-name="P32"/>
      <text:p text:style-name="P32"/>
      <text:p text:style-name="P12">Selecting Elements</text:p>
      <text:p text:style-name="P32">para selecciónar el header $(“header”)</text:p>
      <text:p text:style-name="P32">para seleccionar el nav dentro del header $(“header nav”)</text:p>
      <text:p text:style-name="P32">para seleccionar el parrafo que tiene la classe block1 $(“.block1”)</text:p>
      <text:p text:style-name="P31"/>
      <text:p text:style-name="P31"/>
      <text:p text:style-name="P33">Jquery nos ofrece una serie de alternativas extras para seleccionar elementos. </text:p>
      <text:p text:style-name="P33"/>
      <text:p text:style-name="P33">Las selecciones las podemos guardar en un array.</text:p>
      <text:p text:style-name="P33"/>
      <text:p text:style-name="P33">VarallParagraphs = $(“p”)</text:p>
      <text:p text:style-name="P33">allParagraphs.length ==&gt; por ej. Retorna 5</text:p>
      <text:p text:style-name="P33"/>
      <text:p text:style-name="P6">como crear array de elementos</text:p>
      <text:p text:style-name="P34">function generateHTML (aMyData) {</text:p>
      <text:p text:style-name="P34">var numElements = aMyData.length:;</text:p>
      <text:p text:style-name="P34">varfinalHTml = “&lt;ul&gt;”</text:p>
      <text:p text:style-name="P34">for (var i=0; iznumElements; i++) {</text:p>
      <text:p text:style-name="P34">final HTML =+= “&lt;li&gt;” </text:p>
      <text:p text:style-name="P34"><text:s/>aMyData[i] + “&lt;li&gt;”</text:p>
      <text:p text:style-name="P34">}</text:p>
      <text:p text:style-name="P34"/>
      <text:p text:style-name="P34">finalHTml +=”&lt;/ul&gt;”</text:p>
      <text:p text:style-name="P34"/>
      <text:p text:style-name="P34">return finalHTMl;</text:p>
      <text:p text:style-name="P35"/>
      <text:p text:style-name="P35"/>
      <text:p text:style-name="P35">Podemos generar nuestro propio HTML e insertar contenido dinámico.</text:p>
      <text:p text:style-name="P35"/>
      <text:p text:style-name="P36">Para mover elementos utilizamso el appendTO. Lo coloca al final de los hijos. </text:p>
      <text:p text:style-name="P36"/>
      <text:p text:style-name="P37">Podemos cambiar los estilos con:</text:p>
      <text:p text:style-name="P37">$(“#main p.block2”) </text:p>
      <text:p text:style-name="P37"><text:s text:c="3"/>.siublings()</text:p>
      <text:p text:style-name="P37"><text:s text:c="3"/>.css(background....)</text:p>
      <text:p text:style-name="P36"><text:soft-page-break/></text:p>
      <text:p text:style-name="P37">pero para añadir estilos es recomnedable hacer:</text:p>
      <text:p text:style-name="P37">.addClass</text:p>
      <text:p text:style-name="P37">.removeClass</text:p>
      <text:p text:style-name="P34"/>
      <text:p text:style-name="P38"/>
      <text:p text:style-name="P38">2 métodos:</text:p>
      <text:p text:style-name="P38">1) each para elementos estáticos</text:p>
      <text:p text:style-name="P38">$.eac(array, callback)</text:p>
      <text:p text:style-name="P38"/>
      <text:p text:style-name="P38">2) each para recorrer una selección de elementos de JQUery</text:p>
      <text:p text:style-name="P38"/>
      <text:p text:style-name="P38"/>
      <text:p text:style-name="P38">var paragraphsPAge = document.getElemensByTagname (“p”) <text:s/>=&gt; es una selección nativa<text:span text:style-name="T2">(DOM)</text:span> no es un objeto Jquery. No podremos utlizar opciones</text:p>
      <text:p text:style-name="P38"/>
      <text:p text:style-name="P38">var $oaragraphsPage = $(“p”) =&gt; devuelve objeto Jquery</text:p>
      <text:p text:style-name="P38"/>
      <text:p text:style-name="P38">Como puedo pasar dea selección nativa a un objeto Jquery?</text:p>
      <text:p text:style-name="P30"/>
      <text:p text:style-name="P38">Para nativas a Jquery:</text:p>
      <text:p text:style-name="P134">Var myH1= document.getElementsByTagName(“h1”);</text:p>
      <text:p text:style-name="P134">Var $h1 = $(myH1[0])</text:p>
      <text:p text:style-name="P4"/>
      <text:p text:style-name="P39">de Jquery a selección nativa:</text:p>
      <text:p text:style-name="P39"><text:s text:c="2"/>$h1[0]</text:p>
      <text:p text:style-name="P39">solo accedemos a las posiciones del array</text:p>
      <text:p text:style-name="P39"/>
      <text:p text:style-name="P39"/>
      <text:p text:style-name="P39">$h1[0].innerHTML =&gt; accemdemos porque es nativo</text:p>
      <text:p text:style-name="P39"/>
      <text:p text:style-name="P39"/>
      <text:p text:style-name="P40">Ejemplo:</text:p>
      <text:p text:style-name="P40"/>
      <text:p text:style-name="P40">var mainSection = document.getElementsByID(“main”) =&gt; nativo DOM</text:p>
      <text:p text:style-name="P40"/>
      <text:p text:style-name="P40">var $ mainSection = $(mainSection); ==&gt; ya es objeto Jquery</text:p>
      <text:p text:style-name="P40"/>
      <text:p text:style-name="P41">El “this” es nativo. Para tratarlo tengo que hacer $this = $(this)</text:p>
      <text:p text:style-name="P41"/>
      <text:p text:style-name="P41"/>
      <text:p text:style-name="P41"/>
      <text:p text:style-name="P41"/>
      <text:p text:style-name="P41"/>
      <text:p text:style-name="P138"/>
      <text:p text:style-name="P42"/>
      <text:p text:style-name="P7">Ejercicio 20:</text:p>
      <text:p text:style-name="P43"/>
      <text:p text:style-name="P42">$8”select option”).each(function(index) {</text:p>
      <text:p text:style-name="P42">console.log(index);</text:p>
      <text:p text:style-name="P42">console.log(this); //native selection</text:p>
      <text:p text:style-name="P42">console.log($(this)); //Jquery Selection</text:p>
      <text:p text:style-name="P3"/>
      <text:p text:style-name="P3"/>
      <text:p text:style-name="P43">console.log(<text:span text:style-name="T3">$(this).</text:span>text()) <text:s text:c="3"/>//Jquery selection</text:p>
      <text:p text:style-name="P43"/>
      <text:p text:style-name="P44">var orderOptions = $(“select option”).sort(function (a,b)) {</text:p>
      <text:p text:style-name="P44"/>
      <text:p text:style-name="P44"><text:tab/>if($(a).text()&gt;$(b).text {</text:p>
      <text:p text:style-name="P44"><text:tab/><text:tab/>return 1;</text:p>
      <text:p text:style-name="P44"/>
      <text:p text:style-name="P44">(compartido en slack).</text:p>
      <text:p text:style-name="P44"/>
      <text:p text:style-name="P44"/>
      <text:p text:style-name="P8">Ejercicio 23:</text:p>
      <text:p text:style-name="P45">Tenemos que darle a cada línea el color de su texto</text:p>
      <text:p text:style-name="P44"/>
      <text:p text:style-name="P49">seleccionamos el li</text:p>
      <text:p text:style-name="P49">con el each podemos añadir una fucnión que tendrá un index(posición) y this (cada elemento)</text:p>
      <text:p text:style-name="P49">podemos cambiar el color con un elemento CSS sobre un elemento Jquery</text:p>
      <text:p text:style-name="P50">creamos la variable var $currentElement = $(this); (jquery selection)</text:p>
      <text:p text:style-name="P50">creamos la variable var contentCurrentElement = $(this).text();</text:p>
      <text:p text:style-name="P50"/>
      <text:p text:style-name="P50">$currentElement.css (”color”, <text:span text:style-name="T4">contentC</text:span>urrentElement);</text:p>
      <text:p text:style-name="P51">(compartido en el Slack)</text:p>
      <text:p text:style-name="P51"/>
      <text:p text:style-name="P13">Ejercicio 22</text:p>
      <text:p text:style-name="P52">var valueText = $(“input”).val();</text:p>
      <text:p text:style-name="P52">var valueNumber=paresInt(valueText,10); // <text:span text:style-name="T5">como el número es un texto los tenemos que parsear</text:span></text:p>
      <text:p text:style-name="P52">function increasNumber() {</text:p>
      <text:p text:style-name="P52">$(input).val(valueNumber++);</text:p>
      <text:p text:style-name="P52">}</text:p>
      <text:p text:style-name="P52"/>
      <text:p text:style-name="P52">setInterval (increasnumber,1000);</text:p>
      <text:p text:style-name="P52"/>
      <text:p text:style-name="P52"/>
      <text:p text:style-name="P54">Eventos</text:p>
      <text:p text:style-name="P53"/>
      <text:p text:style-name="P53">Cada acción que pasa en el navegador se emite un evento y se propaga.</text:p>
      <text:p text:style-name="P53">Cuando hago un click en un enlace se produce un evento y se propaga hacia arriba</text:p>
      <text:p text:style-name="P53">(a u ul body html document)</text:p>
      <text:p text:style-name="P53"><text:s text:c="2"/><text:tab/><text:tab/>==&gt;</text:p>
      <text:p text:style-name="P53">este efecto se llama EVENT PROPAGATION.</text:p>
      <text:p text:style-name="P53"/>
      <text:p text:style-name="P55">$(“button”).on('click', function (event) {</text:p>
      <text:p text:style-name="P55">alert (“button clicked!”)</text:p>
      <text:p text:style-name="P55"><text:soft-page-break/>}</text:p>
      <text:p text:style-name="P55"/>
      <text:p text:style-name="P55">la funcion es una funcion callback, por tanto podemos:</text:p>
      <text:p text:style-name="P55">showAlert{</text:p>
      <text:p text:style-name="P55">alert (“button clicked!”)</text:p>
      <text:p text:style-name="P55"/>
      <text:p text:style-name="P55">$(“button”).on('click, showAlert)</text:p>
      <text:p text:style-name="P55">el método on tiene 2 parámetros, el tipo <text:span text:style-name="T6">de evento (click) </text:span>y la función. </text:p>
      <text:p text:style-name="P55"/>
      <text:p text:style-name="P56">Cuando clickamos un enlace el comportamiento por defecto es hacer la acción(ir a la web, el submit envia la información, etc.). Con el método:</text:p>
      <text:p text:style-name="P56"/>
      <text:p text:style-name="P56">event.preventDefault() =&gt; impedimos que haga la acción.</text:p>
      <text:p text:style-name="P56"/>
      <text:p text:style-name="P56"/>
      <text:p text:style-name="P57">THIS</text:p>
      <text:p text:style-name="P57">representa el elemento que lanza el evento.</text:p>
      <text:p text:style-name="P57">var urlClicked = this.href;</text:p>
      <text:p text:style-name="P57">$(this).css(“background”, “yellow”); =&gt;this representa el elemento que lanza el objeto. Cada atributo toma la forma de propiedad. Con This.xxx podemos acceder a estas propiedades. En este caso cuando clickamos el link se pinta de color amarillo.</text:p>
      <text:p text:style-name="P57"/>
      <text:p text:style-name="P57"/>
      <text:p text:style-name="P9">Como funciona la propagación:</text:p>
      <text:p text:style-name="P46">con event.target o e.taget puedo saber cuál es el elemento que provoca el evento.</text:p>
      <text:p text:style-name="P46"/>
      <text:p text:style-name="P46">Function handlerClickLInk(event) {</text:p>
      <text:p text:style-name="P46">var triggeringElement = event.target;</text:p>
      <text:p text:style-name="P46">if ( triggeringElement.href) {</text:p>
      <text:p text:style-name="P46">console.log ( triggeringElement.href) ;</text:p>
      <text:p text:style-name="P46">event.preventdefault();</text:p>
      <text:p text:style-name="P46">$/(triggeringElement).css(background, yellos);</text:p>
      <text:p text:style-name="P46">}</text:p>
      <text:p text:style-name="P46">else {</text:p>
      <text:p text:style-name="P46">console.log(“not a link”);</text:p>
      <text:p text:style-name="P46">}</text:p>
      <text:p text:style-name="P46">console.log (“event propagated!!”);</text:p>
      <text:p text:style-name="P46"/>
      <text:h text:style-name="P169" text:outline-level="3">$(<text:span text:style-name="T7">parent”).on('click', function(event)){</text:span></text:h>
      <text:p text:style-name="P140">Console.log('lingk clicked');</text:p>
      <text:p text:style-name="P140">});</text:p>
      <text:p text:style-name="P46"/>
      <text:p text:style-name="P46"/>
      <text:p text:style-name="P47">con:</text:p>
      <text:p text:style-name="P47">stopPropagation (); podemos parar la cadena de propagación. </text:p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>Var finalHtml = “”;</text:p>
      <text:p text:style-name="P47">for (var i=0; i&lt;100; i++) {</text:p>
      <text:p text:style-name="P47">finalHTML+=”&lt;li&gt;item”+i+”&lt;/i&gt;”</text:p>
      <text:p text:style-name="P47">}</text:p>
      <text:p text:style-name="P47"/>
      <text:p text:style-name="P47">$(“ul”).html(finalHTMl); ==&gt; crea llista fins a 100.</text:p>
      <text:p text:style-name="P58"/>
      <text:p text:style-name="P59">cada evento ocupa un especio en memoria. Es mejor controlar el padre y detectar qué elemento provoca el evento. </text:p>
      <text:p text:style-name="P59"/>
      <text:p text:style-name="P59"/>
      <text:p text:style-name="P59"/>
      <text:p text:style-name="P60">Utilizar versión Jquery versión 2.x.</text:p>
      <text:p text:style-name="P60"/>
      <text:p text:style-name="P60"/>
      <text:p text:style-name="P61">$each([2,3,4,]), function (index, value) {</text:p>
      <text:p text:style-name="P61">console.log(index)</text:p>
      <text:p text:style-name="P61">console.log(value)</text:p>
      <text:p text:style-name="P61">}</text:p>
      <text:p text:style-name="P61"/>
      <text:p text:style-name="P61">HTML collection =&gt; array like =&gt; no son arrays, tienen la propiedad length pero no son arrays, los tenemos que convertir.</text:p>
      <text:p text:style-name="P61"/>
      <text:p text:style-name="P61"/>
      <text:p text:style-name="P61"/>
      <text:p text:style-name="P15">Seleccionamos los links y los ponemos en amarillo:</text:p>
      <text:p text:style-name="P62"/>
      <text:p text:style-name="P62">$('a').css(“background”,”yellow”);</text:p>
      <text:p text:style-name="P62"/>
      <text:p text:style-name="P62"/>
      <text:p text:style-name="P15">Seleccionamos los links y los ponemos en amarillo pero no funcionan los links:</text:p>
      <text:p text:style-name="P62">$('a').on(click, function (event)) {</text:p>
      <text:p text:style-name="P62">event.preventDefault();</text:p>
      <text:p text:style-name="P62">$(this).css(“background”,”yellow”);</text:p>
      <text:p text:style-name="P62">})</text:p>
      <text:p text:style-name="P62"/>
      <text:p text:style-name="P14">Qu<text:span text:style-name="T9">iero</text:span> que todos los enlaces que contengan la palabra skylabcoders, cuando clique en ellos me ponga un background rojo:</text:p>
      <text:p text:style-name="P63"/>
      <text:p text:style-name="P63">$('a').on('click,' function (event)) {</text:p>
      <text:p text:style-name="P63">event.preventDefault();</text:p>
      <text:p text:style-name="P141">var currentUrl = this.href; <text:s/><text:span text:style-name="T8">=&gt; me guardo la href en una variable temporal</text:span></text:p>
      <text:p text:style-name="P63">if(currentUrl.indexOf("skylabcodrs") !=-1) {</text:p>
      <text:p text:style-name="P63"><text:tab/>$(this).css(“background”,”yellow”);</text:p>
      <text:p text:style-name="P63">}</text:p>
      <text:p text:style-name="P63">})</text:p>
      <text:p text:style-name="P62"/>
      <text:p text:style-name="P64"/>
      <text:p text:style-name="P64"/>
      <text:p text:style-name="P64"/>
      <text:p text:style-name="P64"><text:soft-page-break/></text:p>
      <text:p text:style-name="P64">Cuando clique en un enlace me muestre por consola la clase del contenedor div más cercano que tenga:</text:p>
      <text:p text:style-name="P64"/>
      <text:p text:style-name="P64">$('a').on('click,' function (event)) {</text:p>
      <text:p text:style-name="P64"><text:tab/>event.preventDefault();</text:p>
      <text:p text:style-name="P64"><text:tab/>var $closestDiv = $(this).closest("div");</text:p>
      <text:p text:style-name="P64"><text:tab/>$closestDiv.css("border","2px solid green")</text:p>
      <text:p text:style-name="P64"><text:tab/>console.log($closestDiv.attr("class"))</text:p>
      <text:p text:style-name="P64">})</text:p>
      <text:p text:style-name="P64"/>
      <text:p text:style-name="P64"/>
      <text:p text:style-name="P65">Haremos un evento que clique donde clique en el body me diga en qué elemento he clickado:</text:p>
      <text:p text:style-name="P65"/>
      <text:p text:style-name="P65">Si ejecutamos todos los eventos el último se </text:p>
      <text:p text:style-name="P65"/>
      <text:p text:style-name="P65"/>
      <text:p text:style-name="P65">Cuando clique un enlace, quiero que el evento en el body no se ejecute:</text:p>
      <text:p text:style-name="P66">$('a').on('click', function (event)) {</text:p>
      <text:p text:style-name="P66"><text:tab/>event.preventDefault();</text:p>
      <text:p text:style-name="P66"><text:tab/>var currentUrl = this.href;</text:p>
      <text:p text:style-name="P66"><text:tab/><text:tab/>if(currentUrl.indexOf("skylabcodrs") !=-1) {</text:p>
      <text:p text:style-name="P66"><text:tab/>$(this).css(“background”,”yellow”);</text:p>
      <text:p text:style-name="P95">event.stopPropagation();</text:p>
      <text:p text:style-name="P66">}</text:p>
      <text:p text:style-name="P66">})</text:p>
      <text:p text:style-name="P66"/>
      <text:p text:style-name="P66"/>
      <text:p text:style-name="P66"/>
      <text:p text:style-name="P139">JASON</text:p>
      <text:p text:style-name="P97">Es un formato de intercambio de datos ligero. Es el formato standard a día de hoy.</text:p>
      <text:p text:style-name="P97">Es un string que emula los objetos de JS. Podemos representar otros objetos, strings, arrays, boleanos. Numeros y null. </text:p>
      <text:p text:style-name="P97">Se parece un objeto de JS pero es ligeramente diferente. <text:s/>Si lo queremos manejar lo tendremos que convertir. <text:s/>Utilizando.</text:p>
      <text:p text:style-name="P97">JSON.parse</text:p>
      <text:p text:style-name="P97">JSON.</text:p>
      <text:p text:style-name="P97"/>
      <text:p text:style-name="P97">XML es otro formato, pero es antiguo. </text:p>
      <text:p text:style-name="P64"/>
      <text:p text:style-name="P16">Ejemplo de conversión de objeto JS a JSON:</text:p>
      <text:p text:style-name="P64"/>
      <text:p text:style-name="P98">var oData = {</text:p>
      <text:p text:style-name="P98"><text:tab/>name : "juanma",</text:p>
      <text:p text:style-name="P98"><text:tab/>showName : function(event)</text:p>
      <text:p text:style-name="P98"><text:tab/><text:tab/>console.log ( "---" + this.name <text:s/>+ "---" )</text:p>
      <text:p text:style-name="P60"/>
      <text:p text:style-name="P98">var sData = JSON.stringify(oData) =&gt; lo convertimos en un objeto JSON que es un string.</text:p>
      <text:p text:style-name="P66"/>
      <text:p text:style-name="P57"/>
      <text:p text:style-name="P17">Ejemplo de conversión de objeto JSON <text:span text:style-name="T10">a JS</text:span>:</text:p>
      <text:p text:style-name="P99">Var oDataagain = JSON.parse(sData) =&gt; convertimos a objeto JS</text:p>
      <text:p text:style-name="P99"/>
      <text:p text:style-name="P99"/>
      <text:p text:style-name="P99"/>
      <text:p text:style-name="P48">Cuando recibimos los datos del servidor tenemos que saber tratarlos. </text:p>
      <text:p text:style-name="P18"/>
      <text:p text:style-name="P55"/>
      <text:p text:style-name="P19">AJAX</text:p>
      <text:p text:style-name="P100">Ajax asincronous javascript and xml </text:p>
      <text:p text:style-name="P100">Antes las páginas eran sóncronas. Hacíamos la petición, el servidor buscava, se cargaba la oágina, etc.</text:p>
      <text:p text:style-name="P100">Llegó un momento en el que se empezó a plicar objetos nativos de los nativos de los navegadores, técnicas asíncronas (la página no se bloquea cuando hacemos la petición, hacemos otras cosas mientrastanto).</text:p>
      <text:p text:style-name="P100"/>
      <text:p text:style-name="P101">Con Jquery tenemos el método Ajax al cual adjuntamos una url, definimos una propiedad “success” ue es una función con el elemento “data” que es la información del servidor. </text:p>
      <text:p text:style-name="P101"/>
      <text:p text:style-name="P103">Las peticiones AJAX se realizan en un servidor, no se puede hacer en local. Se puede hacer un servidor local pero. Tenemos muchas maneras. </text:p>
      <text:p text:style-name="P103"/>
      <text:p text:style-name="P103"/>
      <text:p text:style-name="P104">1) intalamos NODE</text:p>
      <text:p text:style-name="P104">2) creamos servidor local con el comando</text:p>
      <text:p text:style-name="P105"><text:a xlink:type="simple" xlink:href="https://github.com/indexzero/http-server">https://github.com/indexzero/http-server</text:a></text:p>
      <text:p text:style-name="P105"/>
      <text:p text:style-name="P105"><text:s/>npm install http-server -g</text:p>
      <text:p text:style-name="P105"/>
      <text:p text:style-name="P104">3) en el terminal, en la carpeta que queremos ponemos</text:p>
      <text:p text:style-name="P104">Http-server </text:p>
      <text:p text:style-name="P104"><text:soft-page-break/>4) resultado:</text:p>
      <text:p text:style-name="P104">ignasi at Porco in ~/projects/node/ajax-local-json</text:p>
      <text:p text:style-name="P104">$ http-server</text:p>
      <text:p text:style-name="P104">Starting up http-server, serving ./</text:p>
      <text:p text:style-name="P104">Available on:</text:p>
      <text:p text:style-name="P104"><text:s text:c="2"/>http://127.0.0.1:8080</text:p>
      <text:p text:style-name="P104"><text:s text:c="2"/><text:a xlink:type="simple" xlink:href="http://192.168.1.31:8080/">http://192.168.1.31:8080</text:a></text:p>
      <text:p text:style-name="P104"/>
      <text:p text:style-name="P104">5) en el navegador ponemos la primera dirección:</text:p>
      <text:p text:style-name="P104"/>
      <text:p text:style-name="P104"><text:a xlink:type="simple" xlink:href="http://127.0.0.1:8080/">http://127.0.0.1:8080</text:a></text:p>
      <text:p text:style-name="P104"/>
      <text:p text:style-name="P104">o bien ponemos:</text:p>
      <text:p text:style-name="P104"/>
      <text:p text:style-name="P104">localhost:8080</text:p>
      <text:p text:style-name="P104"/>
      <text:p text:style-name="P104"/>
      <text:p text:style-name="P106">Ejemplo 1: slack</text:p>
      <text:p text:style-name="P106">Ejemplo 2: cambiamos el UL por &lt;select&gt; y lo creamos dinámicamente. Va a mostrar los colores como opciones del button. <text:span text:style-name="T11">El &lt;select&gt; lo poneos arriba vacío y luego nos creamos dinámicamente los datos . </text:span></text:p>
      <text:p text:style-name="P106"/>
      <text:p text:style-name="P106"/>
      <text:p text:style-name="P106"/>
      <text:p text:style-name="P96">Install package snippet =&gt; cargar el de Jquery, JS, </text:p>
      <text:p text:style-name="P106"/>
      <text:p text:style-name="P106"/>
      <text:p text:style-name="P104"/>
      <text:p text:style-name="P107"><text:a xlink:type="simple" xlink:href="https://api.spotify.com/v1/search?q=tania%20bowra&amp;type=artist">https://api.spotify.com/v1/search?q=tania%20bowra&amp;type=artist</text:a>"</text:p>
      <text:p text:style-name="P107"/>
      <text:p text:style-name="P107">En las apis podemos buscar con search. Lo que va detrás de ? Son parámetros. <text:s/>Y con el &amp; añadimos los parámetros que queremos buscar. </text:p>
      <text:p text:style-name="P107"/>
      <text:p text:style-name="P108">Esta API nos permite buscar artistas. Nos devolverá artistas que se parezcan al término que busco. </text:p>
      <text:p text:style-name="P108">Si busco led zeppellin </text:p>
      <text:p text:style-name="P109">Si no entendemos los JSON podemos navegar en aplicaciones como “online jason”(jasoneditoronline.org)</text:p>
      <text:p text:style-name="P109"/>
      <text:p text:style-name="P110">artist/id artista/albums =&gt; nos devuelve un JSON con toda la informacio´n</text:p>
      <text:p text:style-name="P110"/>
      <text:p text:style-name="P110"><text:s/>https://api.spotify.com/v1/search?type=artist&amp;query=&lt;ARTIST-NAME&gt;</text:p>
      <text:p text:style-name="P110"><text:s text:c="4"/><text:a xlink:type="simple" xlink:href="https://api.spotify.com/v1/artists/">https://api.spotify.com/v1/artists/</text:a> =&gt; key points</text:p>
      <text:p text:style-name="P110"><text:s text:c="4"/><text:a xlink:type="simple" xlink:href="https://api.spotify.com/v1/albums/">https://api.spotify.com/v1/albums/</text:a> =&gt; key points</text:p>
      <text:p text:style-name="P110"/>
      <text:p text:style-name="P110"/>
      <text:p text:style-name="P110">select con dif. Options que serán los artistas</text:p>
      <text:p text:style-name="P110">otro select que serán los álbumes del artista</text:p>
      <text:p text:style-name="P110">otro select que será lista de las canciones del álbum</text:p>
      <text:p text:style-name="P102"/>
      <text:p text:style-name="P110">4 maneras de acceder a una API:</text:p>
      <text:p text:style-name="P110">get(leer) post<text:span text:style-name="T12">(escribir)</text:span> delete put(actualizar)</text:p>
      <text:p text:style-name="P110"/>
      <text:p text:style-name="P110"><text:soft-page-break/></text:p>
      <text:p text:style-name="P10">Arquitectura <text:span text:style-name="T13">modular</text:span></text:p>
      <text:p text:style-name="P10"/>
      <text:p text:style-name="P111">Lo realizamos mediante eventos.</text:p>
      <text:p text:style-name="P111">Puedo crear comunicadores de eventos y archivos que reciben el evento. </text:p>
      <text:p text:style-name="P111">Dividimos las funciones en partes y cada una será un archivo diferente JS.</text:p>
      <text:p text:style-name="P114">Me creo un bloque de módulos que no ejecuta nada que no le pase. Lo creamos con funciones anínimas autoejecutables. Creamos variables locales, encapsulamos. <text:span text:style-name="T16">Queremos que cada módulo se encarque de una cosa.</text:span></text:p>
      <text:p text:style-name="P114"/>
      <text:p text:style-name="P114"/>
      <text:p text:style-name="P114">(function () {</text:p>
      <text:p text:style-name="P114">var msg = “hola”;</text:p>
      <text:p text:style-name="P114">console.log(msg);</text:p>
      <text:p text:style-name="P114">}) ()</text:p>
      <text:p text:style-name="P114">La variagle msg es local y es una función autoejecutable.</text:p>
      <text:p text:style-name="P116">si pongo:</text:p>
      <text:p text:style-name="P116">var msg= “hola”</text:p>
      <text:p text:style-name="P116">console.log(msg) =&gt; la variable msg es global. </text:p>
      <text:p text:style-name="P113"/>
      <text:p text:style-name="P114"/>
      <text:p text:style-name="P117">Ejemplo:</text:p>
      <text:p text:style-name="P117">// esta función lanza la información y controlo lo que está cediendo este modulo</text:p>
      <text:p text:style-name="P115">// <text:span text:style-name="T16">Módulo 1</text:span></text:p>
      <text:p text:style-name="P115"/>
      <text:p text:style-name="P135">(function (<text:span text:style-name="T15">$</text:span>) {</text:p>
      <text:p text:style-name="P135">var msg = “<text:span text:style-name="T16">module 1!!</text:span>”;</text:p>
      <text:p text:style-name="P135">console.log(<text:span text:style-name="T15">$)</text:span>;</text:p>
      <text:p text:style-name="P135">console.log(msg);</text:p>
      <text:p text:style-name="P135"/>
      <text:p text:style-name="P137">$(document).on(“dataIsReady”, function(event) {</text:p>
      <text:p text:style-name="P137">console.log(“Data is ready”)</text:p>
      <text:p text:style-name="P137">});</text:p>
      <text:p text:style-name="P135"/>
      <text:p text:style-name="P135">}) (<text:span text:style-name="T15">Jquery</text:span>)</text:p>
      <text:p text:style-name="P135"/>
      <text:p text:style-name="P142">// <text:span text:style-name="T16">Módulo 2</text:span></text:p>
      <text:p text:style-name="P143"><text:tab/> (function (<text:span text:style-name="T15">$</text:span>) {</text:p>
      <text:p text:style-name="P136">var msg = “<text:span text:style-name="T16">module 2!!</text:span>”;</text:p>
      <text:p text:style-name="P136">console.log(<text:span text:style-name="T15">$)</text:span>;</text:p>
      <text:p text:style-name="P136">console.log(msg);</text:p>
      <text:p text:style-name="P136"/>
      <text:p text:style-name="P137">$”.console”).on(“click”, function() {</text:p>
      <text:p text:style-name="P137">$(document).trigger(“dataIsReady”)</text:p>
      <text:p text:style-name="P137">});</text:p>
      <text:p text:style-name="P136"/>
      <text:p text:style-name="P143">}) (<text:span text:style-name="T15">Jquery</text:span>)</text:p>
      <text:p text:style-name="P142"/>
      <text:p text:style-name="P144">El módulo1 escucha el evento “dataIsReady” <text:s/>y el segundo módulo manda datos. Tenemos que definir el evento “dataIsReady</text:p>
      <text:p text:style-name="P144"/>
      <text:p text:style-name="P144">No comunico módulo 1 con módulo 2. Comunico el módulo con quien quiera escuchar. <text:span text:style-name="T17">Creamos </text:span><text:soft-page-break/><text:span text:style-name="T17">comunicaciones asincronas.</text:span></text:p>
      <text:p text:style-name="P145">Tenemos que cargar como un script poniendo en src=”” el nombre del archivo.js.</text:p>
      <text:p text:style-name="P145"/>
      <text:p text:style-name="P145"/>
      <text:p text:style-name="P146">P<text:span text:style-name="T14">ara unificar todos los archivos de JS en un solo archivo, </text:span>en el terminal ponemos:</text:p>
      <text:p text:style-name="P146"/>
      <text:p text:style-name="P149">npm init</text:p>
      <text:p text:style-name="P147">le damos a todo que si (intro, intro...)</text:p>
      <text:p text:style-name="P147"><text:tab/>se crea un archivo de configuración de npm.</text:p>
      <text:p text:style-name="P147">Necesitamos tener un paquete grunt cli ponemos</text:p>
      <text:p text:style-name="P147"/>
      <text:p text:style-name="P148">npm install -g grunt-cli</text:p>
      <text:p text:style-name="P147"/>
      <text:p text:style-name="P151">para que nos funciona a todos los proyectos tenemso que instalarlo localmente:</text:p>
      <text:p text:style-name="P151"/>
      <text:p text:style-name="P150">npm install –save grunt</text:p>
      <text:p text:style-name="P144"/>
      <text:p text:style-name="P118">creamos un archivo que se llame <text:span text:style-name="T18">Gruntfile.js </text:span><text:span text:style-name="T19">y ponemos loq ue nos ha pasado Juanma por Slack.</text:span></text:p>
      <text:p text:style-name="P118"/>
      <text:p text:style-name="P67"><text:span text:style-name="T20">G</text:span>runt es un sistema para autimatizar tareas (concatenar archivos, cambiar nobres de archivos, chequear si no tenga ningún error en JS, etc.)</text:p>
      <text:p text:style-name="P68"/>
      <text:p text:style-name="P69">grunt-contrib-concat lo tenemos que instalar. Tenemos el código del paquete en el slack. </text:p>
      <text:p text:style-name="P69">npm install grunt-contrib-concat –save-dev</text:p>
      <text:p text:style-name="P69">nos ha instalado la carpeta y nos ha creado una dependencia. </text:p>
      <text:p text:style-name="P69"/>
      <text:p text:style-name="P69">Par utilizarlo tenemos que cargar el módulo :</text:p>
      <text:p text:style-name="P69">grunt.loadNpmTasks('grunt-contrib-concat');</text:p>
      <text:p text:style-name="P69">y crear la tarea para concatenar. </text:p>
      <text:p text:style-name="P69"/>
      <text:p text:style-name="P69">module.exports = function(grunt) {</text:p>
      <text:p text:style-name="P69"/>
      <text:p text:style-name="P69"><text:tab/><text:tab/>grunt.loadNpmTasks('grunt-contrib-concat');</text:p>
      <text:p text:style-name="P69"><text:tab/><text:tab/>grunt.initConfig({</text:p>
      <text:p text:style-name="P69"><text:tab/><text:tab/> <text:s/>concat: {</text:p>
      <text:p text:style-name="P69"><text:tab/><text:tab/> <text:s text:c="3"/>dist: {</text:p>
      <text:p text:style-name="P69"><text:tab/><text:tab/> <text:s text:c="5"/>src: ['js/search.js', 'js/albums/controllerAlbums.js'],</text:p>
      <text:p text:style-name="P69"><text:tab/><text:tab/> <text:s text:c="5"/>dest: 'dist/built.js',</text:p>
      <text:p text:style-name="P69"><text:tab/><text:tab/> <text:s text:c="3"/>},</text:p>
      <text:p text:style-name="P69"><text:tab/><text:tab/> <text:s/>},</text:p>
      <text:p text:style-name="P69"><text:tab/><text:tab/>});</text:p>
      <text:p text:style-name="P69"/>
      <text:p text:style-name="P69"><text:tab/><text:tab/>grunt.registerTask('default', ['foo', 'bar']);</text:p>
      <text:p text:style-name="P69">};</text:p>
      <text:p text:style-name="P69"/>
      <text:p text:style-name="P69">lo tenemos en slack.</text:p>
      <text:p text:style-name="P69"/>
      <text:p text:style-name="P70">Para crear el archivo ponemos en el terminar “<text:span text:style-name="T21">grunt concat</text:span>”</text:p>
      <text:p text:style-name="P70"/>
      <text:p text:style-name="P70"/>
      <text:p text:style-name="P71">Podemos añadir el comando de banner o separator con “options” para separar los diferentes archivos.</text:p>
      <text:p text:style-name="P71"><text:soft-page-break/></text:p>
      <text:p text:style-name="P71">\n /*----------------------------------------------------*/ \n por ejemplo</text:p>
      <text:p text:style-name="P71"/>
      <text:p text:style-name="P71"/>
      <text:p text:style-name="P71"/>
      <text:p text:style-name="P71">tenemos otra tarea para comprimir:</text:p>
      <text:p text:style-name="P71">grunt uglify. </text:p>
      <text:p text:style-name="P71">Hay que instalar el paquete. Copiamos el comando en el terminal y se instala el paquete.</text:p>
      <text:p text:style-name="P71"/>
      <text:p text:style-name="P72">Lo que se suele hacer es subirt al GitHub solo las carpetas originales. El archivo Grunt se lo crea cada uno y así no subimos todas las subcarpetas que se generan en GitHub. Con el archivo .ignore</text:p>
      <text:p text:style-name="P72">“touch .gitignore” se crea el archivo ignore y ponoemos los nombres de las carpetas que queremos que git ignore al subir información.</text:p>
      <text:p text:style-name="P72"/>
      <text:p text:style-name="P73">KISS</text:p>
      <text:p text:style-name="P73">Keep it Simple, Stupid! </text:p>
      <text:p text:style-name="P73"/>
      <text:p text:style-name="P73">DRY</text:p>
      <text:p text:style-name="P73">Don't repeat yourself!</text:p>
      <text:p text:style-name="P73"/>
      <text:p text:style-name="P73"/>
      <text:p text:style-name="P73"/>
      <text:p text:style-name="P73"/>
      <text:p text:style-name="P73"/>
      <text:p text:style-name="P119">Fuentes responsive:</text:p>
      <text:p text:style-name="P74"/>
      <text:p text:style-name="P74">en lugar de pixels, poner <text:span text:style-name="T21">vw</text:span> de viewport</text:p>
      <text:p text:style-name="P74"/>
      <text:p text:style-name="P74"/>
      <text:p text:style-name="P74"/>
      <text:p text:style-name="P74"/>
      <text:p text:style-name="P121">ANGULAR</text:p>
      <text:p text:style-name="P75">Es un framework que te provee una estructura.</text:p>
      <text:p text:style-name="P75">El ejeercicio de modularización, con angular es obligatorio. Angular se encarga de conectar entre ellos y nos permite dividir el código en trozos pequeños.</text:p>
      <text:p text:style-name="P75"/>
      <text:p text:style-name="P76">Modelvista controlador separamos el proyecto en 3 capas:</text:p>
      <text:list xml:id="list6932899437058763178" text:style-name="L1">
        <text:list-item>
          <text:p text:style-name="P153">vista: la parte que se ve: HTML, CSS</text:p>
        </text:list-item>
        <text:list-item>
          <text:p text:style-name="P153">el modelo, donde van los datos</text:p>
        </text:list-item>
        <text:list-item>
          <text:p text:style-name="P153">El controlador es la lógica de nuestro programa.</text:p>
        </text:list-item>
      </text:list>
      <text:p text:style-name="P76">Dividimos el sw en 3 partes para gestionarlo mejor <text:span text:style-name="T22">y cada parte tendrá su misión. </text:span></text:p>
      <text:p text:style-name="P76"/>
      <text:p text:style-name="P77">Con Jquery lanzamos evento, escuchamos evento manualmente. Angular lo hace automáticamente.</text:p>
      <text:p text:style-name="P77"/>
      <text:p text:style-name="P78">Las directivas son atributos personalizados o tags personalizados. </text:p>
      <text:p text:style-name="P78"/>
      <text:p text:style-name="P78">Proyecto:</text:p>
      <text:list xml:id="list5498404867101654888" text:style-name="L2">
        <text:list-item>
          <text:p text:style-name="P154">Cargar la librería angular. </text:p>
        </text:list-item>
        <text:list-item>
          <text:p text:style-name="P154">Le tengo que decir que estoy trabajando con una librería angular. En el html loe tengo que decir </text:p>
          <text:p text:style-name="P154">&lt;html ng-app&gt;</text:p>
        </text:list-item>
        <text:list-item>
          <text:p text:style-name="P154">Me creo un modelo ng-model=”,,,,”</text:p>
        </text:list-item>
        <text:list-item>
          <text:p text:style-name="P154"><text:soft-page-break/>muestro el contenido del modelo</text:p>
        </text:list-item>
      </text:list>
      <text:p text:style-name="P78"/>
      <text:p text:style-name="P78">Angular trabaja con módulos. </text:p>
      <text:p text:style-name="P78">Hay el módulo principal, que es el nuestra aplicación. <text:span text:style-name="T23">Para crear</text:span> el módulo principal:</text:p>
      <text:p text:style-name="P78"/>
      <text:p text:style-name="P78"><text:tab/>angular.module(“mainApp”,[]); <text:s/>//nombre del módulo y sus dependencias []. </text:p>
      <text:p text:style-name="P93"/>
      <text:p text:style-name="P93">[] es un array vacio que significa que no depende de nadie.</text:p>
      <text:p text:style-name="P93"/>
      <text:p text:style-name="P78"><text:span text:style-name="T24">luego, e</text:span>n el html ponemos &lt;html ng-app=”mainApp”&gt;</text:p>
      <text:p text:style-name="P78"/>
      <text:p text:style-name="P78">quiere decir que nuestro programa trabajará con este módulo en concreto.</text:p>
      <text:p text:style-name="P78"/>
      <text:p text:style-name="P79">El controlador es un trozo de código que controla un trozo de html.</text:p>
      <text:p text:style-name="P79">Para decir a los divs están controlados por estos controladores ponemos:</text:p>
      <text:p text:style-name="P79"/>
      <text:p text:style-name="P79">En el controlador podemos definir lógica que se aplicará a la parte de html que asignamos ese controlador. </text:p>
      <text:p text:style-name="P79"><text:s text:c="4"/>.controller(”mycontroller”, functon ($scope) {</text:p>
      <text:p text:style-name="P79"><text:s text:c="3"/>$scope.first name = “sean”</text:p>
      <text:p text:style-name="P78"/>
      <text:p text:style-name="P79">}</text:p>
      <text:p text:style-name="P79"/>
      <text:p text:style-name="P80">A parte de asignarle datos le puedo asignar funciónes al scope. </text:p>
      <text:p text:style-name="P80"><text:tab/> $scope.greeting = Function ()</text:p>
      <text:list xml:id="list529287828522" text:continue-numbering="true" text:style-name="L2">
        <text:list-header>
          <text:p text:style-name="P154"/>
        </text:list-header>
      </text:list>
      <text:p text:style-name="P120">Es un objeto compartido entre el controlador y el trozo de html.</text:p>
      <text:p text:style-name="P120"/>
      <text:p text:style-name="P82">Además de contener mmétodos podemos contener objetos. <text:s/>Lo defino primero y luego se lo asigno. </text:p>
      <text:p text:style-name="P82"/>
      <text:p text:style-name="P82">Var student = { (objeto)..</text:p>
      <text:p text:style-name="P82"/>
      <text:p text:style-name="P82"><text:s/>para repetir (como el Each para arryas) utilizamos el ng-repeat.</text:p>
      <text:p text:style-name="P82"/>
      <text:p text:style-name="P83">Puedo filtrar la lista también. <text:s text:c="2"/>Ng-hide or ng-show (muestra u oculta los elementos si se cumplen unas condiciones determinadas).</text:p>
      <text:p text:style-name="P83"/>
      <text:p text:style-name="P83">Utilizamos estos controladores como si fueran atributos de html.</text:p>
      <text:p text:style-name="P83"/>
      <text:p text:style-name="P84">El filter se pone una | vertical.</text:p>
      <text:p text:style-name="P84"/>
      <text:p text:style-name="P84">Podemos deifnir directamente en el HTML en los selectore poniendo ng-model=”query” por ejempo. Defines un modelo directamente en le html.</text:p>
      <text:p text:style-name="P84"/>
      <text:p text:style-name="P85">Filtro estáttico con una condición</text:p>
      <text:p text:style-name="P85">filtro dinámico lo defino con un modelo o algo que está asociado al scope.</text:p>
      <text:p text:style-name="P85"/>
      <text:p text:style-name="P85"/>
      <text:p text:style-name="P86">Nos permite linkar un valor del input con un valor del $scope. Luego al utilizarlo en el modelo en e html podemos crear una condición que linke con el ng-model con el valor que conteine. Ejemplo ng-model=query</text:p>
      <text:p text:style-name="P86"/>
      <text:p text:style-name="P86"><text:soft-page-break/></text:p>
      <text:p text:style-name="P86"/>
      <text:p text:style-name="P86"/>
      <text:p text:style-name="P86"/>
      <text:p text:style-name="P87"><text:a xlink:type="simple" xlink:href="https://github.com/juanmaguitar/angular-demo-app/tree/master">https://github.com/juanmaguitar/angular-demo-app/tree/master</text:a></text:p>
      <text:p text:style-name="P87"/>
      <text:p text:style-name="P87">ira <text:s/>a branch y clickar tags. Allí hay todos los pasos.</text:p>
      <text:p text:style-name="P87"/>
      <text:p text:style-name="P87"/>
      <text:p text:style-name="P87"/>
      <text:p text:style-name="P87">Ejercicio: crear una lista de los alumnos:</text:p>
      <text:p text:style-name="P87"/>
      <text:p text:style-name="P87">Nombre</text:p>
      <text:p text:style-name="P87">mail </text:p>
      <text:p text:style-name="P87">github</text:p>
      <text:p text:style-name="P87"/>
      <text:p text:style-name="P88">construir una tabla que se construya con ng-repeat.</text:p>
      <text:p text:style-name="P87"/>
      <text:p text:style-name="P87">crear un objeto en el controlador</text:p>
      <text:p text:style-name="P87"/>
      <text:p text:style-name="P87"/>
      <text:p text:style-name="P89">Si el código está en jSon, para transformarlo utilizamos el objeto <text:span text:style-name="T21">$http.</text:span></text:p>
      <text:p text:style-name="P91"/>
      <text:p text:style-name="P90">Angular. module('collegeControler',[])</text:p>
      <text:p text:style-name="P90"><text:s text:c="3"/>.controller (studentcontroller', function ($scope, $http)</text:p>
      <text:p text:style-name="P90"><text:tab/><text:tab/>$http</text:p>
      <text:p text:style-name="P152">.get ('”../students.json)</text:p>
      <text:p text:style-name="P152">.then(function(dataFromServer) {</text:p>
      <text:p text:style-name="P152">$scope.student = dataFromServer.data;</text:p>
      <text:p text:style-name="P152">}</text:p>
      <text:p text:style-name="P152"/>
      <text:p text:style-name="P20">Servicios</text:p>
      <text:p text:style-name="P90">la lógica que lidia con las url del servidor</text:p>
      <text:p text:style-name="P90"/>
      <text:p text:style-name="P90"/>
      <text:p text:style-name="P90"><text:s text:c="3"/>.factory o .service son los .controler para los servicios. </text:p>
      <text:p text:style-name="P81"/>
      <text:p text:style-name="P92">Con el factory hacemos la lógica que trabaja con el servidor. Elaboramos funciones que nos devuelven un objeto. Entonces el módulo recibe los datos como una promesa y los tiene que transformar a obheto con el .then.</text:p>
      <text:p text:style-name="P92"/>
      <text:p text:style-name="P92"/>
      <text:p text:style-name="P94">El root scope va asociado donde va en ng-app.</text:p>
      <text:p text:style-name="P94">El root.scope sirve para compartir datos entre controladores. </text:p>
      <text:p text:style-name="P94">ng-model=”root.searchValue” =&gt;este valor va a ser globarl, va a ser visto desde el controlador ng-app.</text:p>
      <text:p text:style-name="P94">Para acceder al valor ponemos $rootScope.</text:p>
      <text:p text:style-name="P92"/>
      <text:p text:style-name="P114"/>
      <text:p text:style-name="P114"/>
      <text:p text:style-name="P114"/>
      <text:p text:style-name="P112"/>
      <text:p text:style-name="P52"><text:soft-page-break/></text:p>
      <text:p text:style-name="P52"/>
      <text:p text:style-name="P122">Git checkout v01</text:p>
      <text:p text:style-name="P122"/>
      <text:p text:style-name="P122">o veure pels tags a gitHub I download zip.</text:p>
      <text:p text:style-name="P122"/>
      <text:p text:style-name="P122"/>
      <text:p text:style-name="P127">En gitHub </text:p>
      <text:p text:style-name="P155">https://github.com/juanmaguitar/spotify-angular-app</text:p>
      <text:p text:style-name="P127">tenemos las soluciones de Juanma.</text:p>
      <text:p text:style-name="P122"/>
      <text:p text:style-name="P21">Solución 1</text:p>
      <text:p text:style-name="P123"><text:span text:style-name="T30">Muy estructurada, con servicios y</text:span> promesas.</text:p>
      <text:p text:style-name="P123"/>
      <text:p text:style-name="P21">Solución <text:s/>2</text:p>
      <text:p text:style-name="P123">Solución con ng-include = hace falta un servidor local</text:p>
      <text:p text:style-name="P123">internamente fucniona como la versión anterior, con eventos.</text:p>
      <text:p text:style-name="P123">Ng-incude nos permite hacer includes de otros html.</text:p>
      <text:p text:style-name="P123"/>
      <text:p text:style-name="P21">Solución 3</text:p>
      <text:p text:style-name="P123">Relación padre-hijo</text:p>
      <text:p text:style-name="P123"/>
      <text:p text:style-name="P124">detalle de CSS =&gt; cuando modificamos datos en un formulario, <text:span text:style-name="T30">en</text:span> el siguiente se le pone un borde <text:span text:style-name="T30">azul.</text:span></text:p>
      <text:p text:style-name="P123">.<text:span text:style-name="T25">data le pone borde al evento</text:span></text:p>
      <text:p text:style-name="P123"/>
      <text:p text:style-name="P124">ng-class= le puedo aplicar una clase en un elemento en base a una condición:</text:p>
      <text:p text:style-name="P124"><text:s text:c="2"/>ng-class =”{data: artist.length}”</text:p>
      <text:p text:style-name="P124"/>
      <text:p text:style-name="P22">Solución 4 ( la más sencilla)</text:p>
      <text:p text:style-name="P124"/>
      <text:p text:style-name="P124">Utilizamos la misma filosofía con mainAppcontroller y cuado recibo datos lo pongo en rootScope. </text:p>
      <text:p text:style-name="P124">Todo lo demás es igual.</text:p>
      <text:p text:style-name="P124"/>
      <text:p text:style-name="P127">Veremos esta tarde:</text:p>
      <text:p text:style-name="P23">Tags</text:p>
      <text:p text:style-name="P125">artist-component</text:p>
      <text:p text:style-name="P125">album-component.</text:p>
      <text:p text:style-name="P125"/>
      <text:p text:style-name="P125">El componente utiliza un template y un controlador. Creamos carpetas para ello.</text:p>
      <text:p text:style-name="P125"/>
      <text:p text:style-name="P125">Otra opción que tenemos, con angular, <text:span text:style-name="T30">es </text:span>capturar cambios de valor de un elemento del scope. Cuando cabie el valor de esta variable avísame =&gt; lo hago con<text:span text:style-name="T26"> watch =&gt; vigílame este valor, </text:span><text:span text:style-name="T27">cuando cambie se le pasa una función que recibe el valor n</text:span><text:span text:style-name="T28">u</text:span><text:span text:style-name="T27">evo y el antiguo. </text:span></text:p>
      <text:p text:style-name="P125"/>
      <text:p text:style-name="P156">Maneras de reestructurar el código:</text:p>
      <text:list xml:id="list4819290758922254524" text:style-name="L3">
        <text:list-item>
          <text:p text:style-name="P157">crear módulos para grupos que tienen relación entre si (servicios, controladores, aplicación)</text:p>
        </text:list-item>
        <text:list-item>
          <text:p text:style-name="P157">lidiar con la comunicación entre controladores (utilizando el parent, rootscope, sistema de eventos. También puedo escuchar cambios).</text:p>
        </text:list-item>
      </text:list>
      <text:p text:style-name="P126"/>
      <text:p text:style-name="P156"/>
      <text:p text:style-name="P126"/>
      <text:p text:style-name="P126"><text:soft-page-break/></text:p>
      <text:p text:style-name="P158"/>
      <text:p text:style-name="P128"/>
      <text:p text:style-name="P128"/>
      <text:p text:style-name="P160">Para asegurarnos que funciona angular hacemos una operación , por ejempo</text:p>
      <text:p text:style-name="P160">&lt;p&gt;{{3+4}}&lt;/p&gt;</text:p>
      <text:p text:style-name="P160">Vemos si falta ng-myApp</text:p>
      <text:p text:style-name="P129"/>
      <text:p text:style-name="P129"/>
      <text:p text:style-name="P11">Como gestionar las rutas</text:p>
      <text:p text:style-name="P129"/>
      <text:p text:style-name="P159">Cuando cambio la url va a capturar un evento. </text:p>
      <text:p text:style-name="P161">Cargamos una ngRoute en un <text:span text:style-name="T31">m</text:span>ódulo.</text:p>
      <text:p text:style-name="P161">Cargamos un script.js con angular-route. </text:p>
      <text:p text:style-name="P130"/>
      <text:p text:style-name="P161">Cargamos un .config con un objeto $routeProvider con el cual podemos definir la ruta de configuración.</text:p>
      <text:p text:style-name="P130"/>
      <text:p text:style-name="P161">Single page aplication son las que no tinenes que refrecar cuando pides algo al servidor. </text:p>
      <text:p text:style-name="P130"/>
      <text:p text:style-name="P161">Ng-route utiliza la # para interpretar lo que está detrás. La tenemos que tener en cuanta cuando ponemos href.</text:p>
      <text:p text:style-name="P130"/>
      <text:p text:style-name="P24">resumen</text:p>
      <text:list xml:id="list4023362358223562369" text:style-name="L4">
        <text:list-item>
          <text:p text:style-name="P162">Cargar el archivo extra angular-route</text:p>
        </text:list-item>
        <text:list-item>
          <text:p text:style-name="P162">crear mi módulo</text:p>
        </text:list-item>
        <text:list-item>
          <text:p text:style-name="P162">adjuntar una configuración con .config</text:p>
        </text:list-item>
        <text:list-item>
          <text:p text:style-name="P162">le pasamos $routeProvider</text:p>
        </text:list-item>
        <text:list-item>
          <text:p text:style-name="P162">podemos definir las rutas con el método when con 2 parámetros</text:p>
        </text:list-item>
        <text:list-item>
          <text:p text:style-name="P162"><text:s/>ruta</text:p>
        </text:list-item>
        <text:list-item>
          <text:p text:style-name="P162">objetos de confirugración (template y controller)</text:p>
        </text:list-item>
      </text:list>
      <text:p text:style-name="P131"/>
      <text:p text:style-name="P163">Podemos crear los templates a parte donde podemos hacer la lógica que queramos</text:p>
      <text:p text:style-name="P131"/>
      <text:p text:style-name="P164">El siguiente paso es state-providers que utiliza estados. Por ejemplo, cuando vas a home seteas un estado. </text:p>
      <text:p text:style-name="P164">(Se llama uistateprovider)</text:p>
      <text:p text:style-name="P161"/>
      <text:p text:style-name="P165">Cuando ponemos :ID y en el controller, dentro de la función </text:p>
      <text:p text:style-name="P132"><text:span text:style-name="T27">function ($scope, </text:span><text:span text:style-name="T29">$routeParams</text:span><text:span text:style-name="T27">), </text:span></text:p>
      <text:p text:style-name="P165">cuando pongamos en la ruta un parámetro lo va a escribir.</text:p>
      <text:p text:style-name="P132"/>
      <text:p text:style-name="P166">El controller en el .when es como si pusieras un ng-controller en en html.</text:p>
      <text:p text:style-name="P126"/>
      <text:p text:style-name="P126"><text:a xlink:type="simple" xlink:href="https://github.com/juanmaguitar/spotify-angular-app"><text:span text:style-name="T27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-Roman" svg:font-family="Times-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9:14:15.046252000</meta:creation-date>
    <dc:date>2016-07-25T00:05:29.154700000</dc:date>
    <meta:editing-duration>P2DT20H11M29S</meta:editing-duration>
    <meta:editing-cycles>107</meta:editing-cycles>
    <meta:generator>LibreOffice/4.2.4.2$MacOSX_X86_64 LibreOffice_project/63150712c6d317d27ce2db16eb94c2f3d7b699f8</meta:generator>
    <meta:document-statistic meta:table-count="0" meta:image-count="0" meta:object-count="0" meta:page-count="16" meta:paragraph-count="442" meta:word-count="3043" meta:character-count="20608" meta:non-whitespace-character-count="17837"/>
  </office:meta>
</office:document-meta>
</file>